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Graphs">
      <style:table-properties table:display="true" style:writing-mode="lr-tb"/>
    </style:style>
    <style:style style:name="ta2" style:family="table" style:master-page-name="PageStyle_5f_CompiledData">
      <style:table-properties table:display="true" style:writing-mode="lr-tb"/>
    </style:style>
    <style:style style:name="ta3" style:family="table" style:master-page-name="PageStyle_5f_1">
      <style:table-properties table:display="true" style:writing-mode="lr-tb"/>
    </style:style>
    <style:style style:name="ta4" style:family="table" style:master-page-name="PageStyle_5f_2">
      <style:table-properties table:display="true" style:writing-mode="lr-tb"/>
    </style:style>
    <style:style style:name="ta5" style:family="table" style:master-page-name="PageStyle_5f_3">
      <style:table-properties table:display="true" style:writing-mode="lr-tb"/>
    </style:style>
    <style:style style:name="ta6" style:family="table" style:master-page-name="PageStyle_5f_4">
      <style:table-properties table:display="true" style:writing-mode="lr-tb"/>
    </style:style>
    <style:style style:name="ta7" style:family="table" style:master-page-name="PageStyle_5f_5">
      <style:table-properties table:display="true" style:writing-mode="lr-tb"/>
    </style:style>
    <style:style style:name="ta8" style:family="table" style:master-page-name="PageStyle_5f_6">
      <style:table-properties table:display="true" style:writing-mode="lr-tb"/>
    </style:style>
    <style:style style:name="ta9" style:family="table" style:master-page-name="PageStyle_5f_7">
      <style:table-properties table:display="true" style:writing-mode="lr-tb"/>
    </style:style>
    <style:style style:name="ta10" style:family="table" style:master-page-name="PageStyle_5f_Sheet9">
      <style:table-properties table:display="false" style:writing-mode="lr-tb"/>
    </style:style>
    <style:style style:name="ta11" style:family="table" style:master-page-name="PageStyle_5f_8">
      <style:table-properties table:display="true" style:writing-mode="lr-tb"/>
    </style:style>
    <style:style style:name="ta12" style:family="table" style:master-page-name="PageStyle_5f_9">
      <style:table-properties table:display="true" style:writing-mode="lr-tb"/>
    </style:style>
    <style:style style:name="ta13" style:family="table" style:master-page-name="PageStyle_5f_10">
      <style:table-properties table:display="true" style:writing-mode="lr-tb"/>
    </style:style>
    <style:style style:name="ta14" style:family="table" style:master-page-name="PageStyle_5f_11">
      <style:table-properties table:display="true" style:writing-mode="lr-tb"/>
    </style:style>
    <style:style style:name="ta15" style:family="table" style:master-page-name="PageStyle_5f_12">
      <style:table-properties table:display="true" style:writing-mode="lr-tb"/>
    </style:style>
    <style:style style:name="ta16" style:family="table" style:master-page-name="PageStyle_5f_13">
      <style:table-properties table:display="true" style:writing-mode="lr-tb"/>
    </style:style>
    <style:style style:name="ta17" style:family="table" style:master-page-name="PageStyle_5f_15">
      <style:table-properties table:display="true" style:writing-mode="lr-tb"/>
    </style:style>
    <style:style style:name="ta18" style:family="table" style:master-page-name="PageStyle_5f_16">
      <style:table-properties table:display="true" style:writing-mode="lr-tb"/>
    </style:style>
    <style:style style:name="ta19" style:family="table" style:master-page-name="PageStyle_5f_17">
      <style:table-properties table:display="true" style:writing-mode="lr-tb"/>
    </style:style>
    <style:style style:name="ta20" style:family="table" style:master-page-name="PageStyle_5f_18">
      <style:table-properties table:display="true" style:writing-mode="lr-tb"/>
    </style:style>
    <style:style style:name="ta21" style:family="table" style:master-page-name="PageStyle_5f_19">
      <style:table-properties table:display="true" style:writing-mode="lr-tb"/>
    </style:style>
    <style:style style:name="ta22" style:family="table" style:master-page-name="PageStyle_5f_20">
      <style:table-properties table:display="true" style:writing-mode="lr-tb"/>
    </style:style>
    <style:style style:name="ta23" style:family="table" style:master-page-name="PageStyle_5f_2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raphs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>
            <draw:frame table:end-cell-address="Graphs.I21" table:end-x="2.94mm" table:end-y="0.67mm" draw:z-index="0" draw:style-name="gr1" draw:text-style-name="P1" svg:width="159.98mm" svg:height="89.98mm" svg:x="1.01mm" svg:y="1mm">
              <draw:object draw:notify-on-update-of-ranges="CompiledData.D1:CompiledData.D1 CompiledData.D2:CompiledData.D41 CompiledData.C2:CompiledData.C41 CompiledData.E1:CompiledData.E1 CompiledData.E2:CompiledData.E41 CompiledData.C2:CompiledData.C4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edData" table:style-name="ta2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Percentage Tuples Remaining</text:p>
          </table:table-cell>
          <table:table-cell/>
          <table:table-cell office:value-type="string" calcext:value-type="string">
            <text:p>Constraint 3</text:p>
          </table:table-cell>
          <table:table-cell office:value-type="string" calcext:value-type="string">
            <text:p>Constraint 4</text:p>
          </table:table-cell>
          <table:table-cell table:number-columns-repeated="1019"/>
        </table:table-row>
        <table:table-row table:style-name="ro1">
          <table:table-cell/>
          <table:table-cell table:formula="of:=[$'1'.$B$21]/[$'1'.$B$3]*100" office:value-type="float" office:value="51.5704766725482" calcext:value-type="float">
            <text:p>51.5704766725482</text:p>
          </table:table-cell>
          <table:table-cell table:formula="of:=100-[.B2]" office:value-type="float" office:value="48.4295233274518" calcext:value-type="float">
            <text:p>48.4295233274518</text:p>
          </table:table-cell>
          <table:table-cell table:formula="of:=[$'1'.$G$20]/[$'1'.$G$2]" office:value-type="float" office:value="1.74466883629082" calcext:value-type="float">
            <text:p>1.74466883629082</text:p>
          </table:table-cell>
          <table:table-cell table:number-columns-repeated="1020"/>
        </table:table-row>
        <table:table-row table:style-name="ro1">
          <table:table-cell/>
          <table:table-cell table:formula="of:=[$'2'.$B$21]/[$'2'.$B$3]*100" office:value-type="float" office:value="2.27303115389758" calcext:value-type="float">
            <text:p>2.27303115389758</text:p>
          </table:table-cell>
          <table:table-cell table:formula="of:=100-[.B3]" office:value-type="float" office:value="97.7269688461024" calcext:value-type="float">
            <text:p>97.7269688461024</text:p>
          </table:table-cell>
          <table:table-cell table:formula="of:=[$'2'.$G$20]/[$'2'.$G$2]" office:value-type="float" office:value="7.15676763699411" calcext:value-type="float">
            <text:p>7.15676763699411</text:p>
          </table:table-cell>
          <table:table-cell table:number-columns-repeated="1020"/>
        </table:table-row>
        <table:table-row table:style-name="ro1">
          <table:table-cell/>
          <table:table-cell table:formula="of:=[$'3'.$B$21]/[$'3'.$B$3]*100" office:value-type="float" office:value="51.5345549579898" calcext:value-type="float">
            <text:p>51.5345549579898</text:p>
          </table:table-cell>
          <table:table-cell table:formula="of:=100-[.B4]" office:value-type="float" office:value="48.4654450420102" calcext:value-type="float">
            <text:p>48.4654450420102</text:p>
          </table:table-cell>
          <table:table-cell table:formula="of:=[$'3'.$G$20]/[$'3'.$G$2]" office:value-type="float" office:value="0.99039862043179" calcext:value-type="float">
            <text:p>0.99039862043179</text:p>
          </table:table-cell>
          <table:table-cell table:number-columns-repeated="1020"/>
        </table:table-row>
        <table:table-row table:style-name="ro1">
          <table:table-cell/>
          <table:table-cell table:formula="of:=[$'4'.$B$21]/[$'4'.$B$3]*100" office:value-type="float" office:value="48.0253142857143" calcext:value-type="float">
            <text:p>48.0253142857143</text:p>
          </table:table-cell>
          <table:table-cell table:formula="of:=100-[.B5]" office:value-type="float" office:value="51.9746857142857" calcext:value-type="float">
            <text:p>51.9746857142857</text:p>
          </table:table-cell>
          <table:table-cell table:formula="of:=[$'4'.$G$20]/[$'4'.$G$2]" office:value-type="float" office:value="6.40157342697867" calcext:value-type="float">
            <text:p>6.40157342697867</text:p>
          </table:table-cell>
          <table:table-cell table:number-columns-repeated="1020"/>
        </table:table-row>
        <table:table-row table:style-name="ro1">
          <table:table-cell/>
          <table:table-cell table:formula="of:=[$'5'.$B$21]/[$'5'.$B$3]*100" office:value-type="float" office:value="0" calcext:value-type="float">
            <text:p>0</text:p>
          </table:table-cell>
          <table:table-cell table:formula="of:=100-[.B6]" office:value-type="float" office:value="100" calcext:value-type="float">
            <text:p>100</text:p>
          </table:table-cell>
          <table:table-cell table:formula="of:=[$'5'.$G$20]/[$'5'.$G$2]" office:value-type="float" office:value="1.06232942286206" calcext:value-type="float">
            <text:p>1.06232942286206</text:p>
          </table:table-cell>
          <table:table-cell table:number-columns-repeated="1020"/>
        </table:table-row>
        <table:table-row table:style-name="ro1">
          <table:table-cell/>
          <table:table-cell table:formula="of:=[$'6'.$B$21]/[$'6'.$B$3]*100" office:value-type="float" office:value="51.5560274389707" calcext:value-type="float">
            <text:p>51.5560274389707</text:p>
          </table:table-cell>
          <table:table-cell table:formula="of:=100-[.B7]" office:value-type="float" office:value="48.4439725610293" calcext:value-type="float">
            <text:p>48.4439725610293</text:p>
          </table:table-cell>
          <table:table-cell table:formula="of:=[$'6'.$G$20]/[$'6'.$G$2]" office:value-type="float" office:value="1.71748472643014" calcext:value-type="float">
            <text:p>1.71748472643014</text:p>
          </table:table-cell>
          <table:table-cell table:number-columns-repeated="1020"/>
        </table:table-row>
        <table:table-row table:style-name="ro1">
          <table:table-cell/>
          <table:table-cell table:formula="of:=[$'7'.$B$21]/[$'7'.$B$3]*100" office:value-type="float" office:value="49.2600328874272" calcext:value-type="float">
            <text:p>49.2600328874272</text:p>
          </table:table-cell>
          <table:table-cell table:formula="of:=100-[.B8]" office:value-type="float" office:value="50.7399671125728" calcext:value-type="float">
            <text:p>50.7399671125728</text:p>
          </table:table-cell>
          <table:table-cell table:formula="of:=[$'7'.$G$20]/[$'7'.$G$2]" office:value-type="float" office:value="1.04368074262748" calcext:value-type="float">
            <text:p>1.04368074262748</text:p>
          </table:table-cell>
          <table:table-cell table:number-columns-repeated="1020"/>
        </table:table-row>
        <table:table-row table:style-name="ro1">
          <table:table-cell/>
          <table:table-cell table:formula="of:=[$'8'.$B$21]/[$'8'.$B$3]*100" office:value-type="float" office:value="51.7012227538543" calcext:value-type="float">
            <text:p>51.7012227538543</text:p>
          </table:table-cell>
          <table:table-cell table:formula="of:=100-[.B9]" office:value-type="float" office:value="48.2987772461457" calcext:value-type="float">
            <text:p>48.2987772461457</text:p>
          </table:table-cell>
          <table:table-cell table:formula="of:=[$'8'.$G$20]/[$'8'.$G$2]" office:value-type="float" office:value="0.955382988870768" calcext:value-type="float">
            <text:p>0.955382988870768</text:p>
          </table:table-cell>
          <table:table-cell table:number-columns-repeated="1020"/>
        </table:table-row>
        <table:table-row table:style-name="ro1">
          <table:table-cell/>
          <table:table-cell table:formula="of:=[$'9'.$B$21]/[$'9'.$B$3]*100" office:value-type="float" office:value="49.353140816425" calcext:value-type="float">
            <text:p>49.353140816425</text:p>
          </table:table-cell>
          <table:table-cell table:formula="of:=100-[.B10]" office:value-type="float" office:value="50.646859183575" calcext:value-type="float">
            <text:p>50.646859183575</text:p>
          </table:table-cell>
          <table:table-cell table:formula="of:=[$'9'.$G$20]/[$'9'.$G$2]" office:value-type="float" office:value="0.602599426697692" calcext:value-type="float">
            <text:p>0.602599426697692</text:p>
          </table:table-cell>
          <table:table-cell table:number-columns-repeated="1020"/>
        </table:table-row>
        <table:table-row table:style-name="ro1">
          <table:table-cell/>
          <table:table-cell table:formula="of:=[$'10'.$B$21]/[$'10'.$B$3]*100" office:value-type="float" office:value="0" calcext:value-type="float">
            <text:p>0</text:p>
          </table:table-cell>
          <table:table-cell table:formula="of:=100-[.B11]" office:value-type="float" office:value="100" calcext:value-type="float">
            <text:p>100</text:p>
          </table:table-cell>
          <table:table-cell table:formula="of:=[$'10'.$G$20]/[$'10'.$G$2]" office:value-type="float" office:value="1.07187905512422" calcext:value-type="float">
            <text:p>1.07187905512422</text:p>
          </table:table-cell>
          <table:table-cell table:number-columns-repeated="1020"/>
        </table:table-row>
        <table:table-row table:style-name="ro1">
          <table:table-cell/>
          <table:table-cell table:formula="of:=[$'11'.$B$21]/[$'11'.$B$3]*100" office:value-type="float" office:value="0" calcext:value-type="float">
            <text:p>0</text:p>
          </table:table-cell>
          <table:table-cell table:formula="of:=100-[.B1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table:formula="of:=[$'12'.$B$21]/[$'12'.$B$3]*100" office:value-type="float" office:value="48.9219714322721" calcext:value-type="float">
            <text:p>48.9219714322721</text:p>
          </table:table-cell>
          <table:table-cell table:formula="of:=100-[.B13]" office:value-type="float" office:value="51.0780285677279" calcext:value-type="float">
            <text:p>51.0780285677279</text:p>
          </table:table-cell>
          <table:table-cell table:formula="of:=[$'12'.$G$20]/[$'12'.$G$2]" office:value-type="float" office:value="1.08903441971955" calcext:value-type="float">
            <text:p>1.08903441971955</text:p>
          </table:table-cell>
          <table:table-cell table:number-columns-repeated="1020"/>
        </table:table-row>
        <table:table-row table:style-name="ro1">
          <table:table-cell/>
          <table:table-cell table:formula="of:=[$'13'.$B$21]/[$'13'.$B$3]*100" office:value-type="float" office:value="48.0253142857143" calcext:value-type="float">
            <text:p>48.0253142857143</text:p>
          </table:table-cell>
          <table:table-cell table:formula="of:=100-[.B14]" office:value-type="float" office:value="51.9746857142857" calcext:value-type="float">
            <text:p>51.9746857142857</text:p>
          </table:table-cell>
          <table:table-cell table:formula="of:=[$'13'.$G$20]/[$'13'.$G$2]" office:value-type="float" office:value="4.60105369071034" calcext:value-type="float">
            <text:p>4.60105369071034</text:p>
          </table:table-cell>
          <table:table-cell table:number-columns-repeated="1020"/>
        </table:table-row>
        <table:table-row table:style-name="ro1">
          <table:table-cell/>
          <table:table-cell table:formula="of:=[$'15'.$B$21]/[$'15'.$B$3]*100" office:value-type="float" office:value="80.0485714285714" calcext:value-type="float">
            <text:p>80.0485714285714</text:p>
          </table:table-cell>
          <table:table-cell table:formula="of:=100-[.B15]" office:value-type="float" office:value="19.9514285714286" calcext:value-type="float">
            <text:p>19.9514285714286</text:p>
          </table:table-cell>
          <table:table-cell table:formula="of:=[$'15'.$G$20]/[$'15'.$G$2]" office:value-type="float" office:value="1.00547531338616" calcext:value-type="float">
            <text:p>1.00547531338616</text:p>
          </table:table-cell>
          <table:table-cell table:number-columns-repeated="1020"/>
        </table:table-row>
        <table:table-row table:style-name="ro1">
          <table:table-cell/>
          <table:table-cell table:formula="of:=[$'16'.$B$21]/[$'16'.$B$3]*100" office:value-type="float" office:value="0" calcext:value-type="float">
            <text:p>0</text:p>
          </table:table-cell>
          <table:table-cell table:formula="of:=100-[.B16]" office:value-type="float" office:value="100" calcext:value-type="float">
            <text:p>100</text:p>
          </table:table-cell>
          <table:table-cell table:formula="of:=[$'16'.$G$20]/[$'16'.$G$2]" office:value-type="float" office:value="8.28866979721604" calcext:value-type="float">
            <text:p>8.28866979721604</text:p>
          </table:table-cell>
          <table:table-cell table:number-columns-repeated="1020"/>
        </table:table-row>
        <table:table-row table:style-name="ro1">
          <table:table-cell/>
          <table:table-cell table:formula="of:=[$'17'.$B$21]/[$'17'.$B$3]*100" office:value-type="float" office:value="49.3993362314776" calcext:value-type="float">
            <text:p>49.3993362314776</text:p>
          </table:table-cell>
          <table:table-cell table:formula="of:=100-[.B17]" office:value-type="float" office:value="50.6006637685224" calcext:value-type="float">
            <text:p>50.6006637685224</text:p>
          </table:table-cell>
          <table:table-cell table:formula="of:=[$'17'.$G$20]/[$'17'.$G$2]" office:value-type="float" office:value="1.00244954943282" calcext:value-type="float">
            <text:p>1.00244954943282</text:p>
          </table:table-cell>
          <table:table-cell table:number-columns-repeated="1020"/>
        </table:table-row>
        <table:table-row table:style-name="ro1">
          <table:table-cell/>
          <table:table-cell table:formula="of:=[$'18'.$B$21]/[$'18'.$B$3]*100" office:value-type="float" office:value="50.0038540020674" calcext:value-type="float">
            <text:p>50.0038540020674</text:p>
          </table:table-cell>
          <table:table-cell table:formula="of:=100-[.B18]" office:value-type="float" office:value="49.9961459979326" calcext:value-type="float">
            <text:p>49.9961459979326</text:p>
          </table:table-cell>
          <table:table-cell table:formula="of:=[$'18'.$G$20]/[$'18'.$G$2]" office:value-type="float" office:value="0.890023453621432" calcext:value-type="float">
            <text:p>0.890023453621432</text:p>
          </table:table-cell>
          <table:table-cell table:number-columns-repeated="1020"/>
        </table:table-row>
        <table:table-row table:style-name="ro1">
          <table:table-cell/>
          <table:table-cell table:formula="of:=[$'19'.$B$21]/[$'19'.$B$3]*100" office:value-type="float" office:value="49.2677921391516" calcext:value-type="float">
            <text:p>49.2677921391516</text:p>
          </table:table-cell>
          <table:table-cell table:formula="of:=100-[.B19]" office:value-type="float" office:value="50.7322078608484" calcext:value-type="float">
            <text:p>50.7322078608484</text:p>
          </table:table-cell>
          <table:table-cell table:formula="of:=[$'19'.$G$20]/[$'19'.$G$2]" office:value-type="float" office:value="0.999792015511281" calcext:value-type="float">
            <text:p>0.999792015511281</text:p>
          </table:table-cell>
          <table:table-cell table:number-columns-repeated="1020"/>
        </table:table-row>
        <table:table-row table:style-name="ro1">
          <table:table-cell/>
          <table:table-cell table:formula="of:=[$'20'.$B$21]/[$'16'.$B$3]*100" office:value-type="float" office:value="0" calcext:value-type="float">
            <text:p>0</text:p>
          </table:table-cell>
          <table:table-cell table:formula="of:=100-[.B20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table:formula="of:=[$'21'.$B$21]/[$'21'.$B$3]*100" office:value-type="float" office:value="0" calcext:value-type="float">
            <text:p>0</text:p>
          </table:table-cell>
          <table:table-cell table:formula="of:=100-[.B21]" office:value-type="float" office:value="100" calcext:value-type="float">
            <text:p>100</text:p>
          </table:table-cell>
          <table:table-cell table:formula="of:=[$'21'.$G$20]/[$'21'.$G$2]" office:value-type="float" office:value="0.953964268686968" calcext:value-type="float">
            <text:p>0.953964268686968</text:p>
          </table:table-cell>
          <table:table-cell table:number-columns-repeated="1020"/>
        </table:table-row>
        <table:table-row table:style-name="ro1">
          <table:table-cell/>
          <table:table-cell table:formula="of:=[$'1'.$B$27]/[$'1'.$B$3]*100" office:value-type="float" office:value="96.8734958884811" calcext:value-type="float">
            <text:p>96.8734958884811</text:p>
          </table:table-cell>
          <table:table-cell table:formula="of:=100-[.B22]" office:value-type="float" office:value="3.12650411151894" calcext:value-type="float">
            <text:p>3.12650411151894</text:p>
          </table:table-cell>
          <table:table-cell/>
          <table:table-cell table:formula="of:=[$'1'.$G$26]/[$'1'.$G$2]" office:value-type="float" office:value="1.61608923154319" calcext:value-type="float">
            <text:p>1.61608923154319</text:p>
          </table:table-cell>
          <table:table-cell table:number-columns-repeated="1019"/>
        </table:table-row>
        <table:table-row table:style-name="ro1">
          <table:table-cell/>
          <table:table-cell table:formula="of:=[$'2'.$B$27]/[$'2'.$B$3]*100" office:value-type="float" office:value="0" calcext:value-type="float">
            <text:p>0</text:p>
          </table:table-cell>
          <table:table-cell table:formula="of:=100-[.B23]" office:value-type="float" office:value="100" calcext:value-type="float">
            <text:p>100</text:p>
          </table:table-cell>
          <table:table-cell/>
          <table:table-cell table:formula="of:=[$'2'.$G$26]/[$'2'.$G$2]" office:value-type="float" office:value="1.40758602916895" calcext:value-type="float">
            <text:p>1.40758602916895</text:p>
          </table:table-cell>
          <table:table-cell table:number-columns-repeated="1019"/>
        </table:table-row>
        <table:table-row table:style-name="ro1">
          <table:table-cell/>
          <table:table-cell table:formula="of:=[$'3'.$B$27]/[$'3'.$B$3]*100" office:value-type="float" office:value="98.5684495300629" calcext:value-type="float">
            <text:p>98.5684495300629</text:p>
          </table:table-cell>
          <table:table-cell table:formula="of:=100-[.B24]" office:value-type="float" office:value="1.43155046993714" calcext:value-type="float">
            <text:p>1.43155046993714</text:p>
          </table:table-cell>
          <table:table-cell/>
          <table:table-cell table:formula="of:=[$'3'.$G$26]/[$'3'.$G$2]" office:value-type="float" office:value="1.10282595879759" calcext:value-type="float">
            <text:p>1.10282595879759</text:p>
          </table:table-cell>
          <table:table-cell table:number-columns-repeated="1019"/>
        </table:table-row>
        <table:table-row table:style-name="ro1">
          <table:table-cell/>
          <table:table-cell table:formula="of:=[$'4'.$B$27]/[$'4'.$B$3]*100" office:value-type="float" office:value="85.7280285714286" calcext:value-type="float">
            <text:p>85.7280285714286</text:p>
          </table:table-cell>
          <table:table-cell table:formula="of:=100-[.B25]" office:value-type="float" office:value="14.2719714285714" calcext:value-type="float">
            <text:p>14.2719714285714</text:p>
          </table:table-cell>
          <table:table-cell/>
          <table:table-cell table:formula="of:=[$'4'.$G$26]/[$'4'.$G$2]" office:value-type="float" office:value="5.56588195092202" calcext:value-type="float">
            <text:p>5.56588195092202</text:p>
          </table:table-cell>
          <table:table-cell table:number-columns-repeated="1019"/>
        </table:table-row>
        <table:table-row table:style-name="ro1">
          <table:table-cell/>
          <table:table-cell table:formula="of:=[$'5'.$B$27]/[$'5'.$B$3]*100" office:value-type="float" office:value="0" calcext:value-type="float">
            <text:p>0</text:p>
          </table:table-cell>
          <table:table-cell table:formula="of:=100-[.B26]" office:value-type="float" office:value="100" calcext:value-type="float">
            <text:p>100</text:p>
          </table:table-cell>
          <table:table-cell/>
          <table:table-cell table:formula="of:=[$'5'.$G$26]/[$'5'.$G$2]" office:value-type="float" office:value="1.06257387670677" calcext:value-type="float">
            <text:p>1.06257387670677</text:p>
          </table:table-cell>
          <table:table-cell table:number-columns-repeated="1019"/>
        </table:table-row>
        <table:table-row table:style-name="ro1">
          <table:table-cell/>
          <table:table-cell table:formula="of:=[$'6'.$B$27]/[$'6'.$B$3]*100" office:value-type="float" office:value="97.1407424167658" calcext:value-type="float">
            <text:p>97.1407424167658</text:p>
          </table:table-cell>
          <table:table-cell table:formula="of:=100-[.B27]" office:value-type="float" office:value="2.85925758323424" calcext:value-type="float">
            <text:p>2.85925758323424</text:p>
          </table:table-cell>
          <table:table-cell/>
          <table:table-cell table:formula="of:=[$'6'.$G$26]/[$'6'.$G$2]" office:value-type="float" office:value="1.72396227314623" calcext:value-type="float">
            <text:p>1.72396227314623</text:p>
          </table:table-cell>
          <table:table-cell table:number-columns-repeated="1019"/>
        </table:table-row>
        <table:table-row table:style-name="ro1">
          <table:table-cell/>
          <table:table-cell table:formula="of:=[$'7'.$B$27]/[$'7'.$B$3]*100" office:value-type="float" office:value="94.8876346236463" calcext:value-type="float">
            <text:p>94.8876346236463</text:p>
          </table:table-cell>
          <table:table-cell table:formula="of:=100-[.B28]" office:value-type="float" office:value="5.11236537635365" calcext:value-type="float">
            <text:p>5.11236537635365</text:p>
          </table:table-cell>
          <table:table-cell/>
          <table:table-cell table:formula="of:=[$'7'.$G$26]/[$'7'.$G$2]" office:value-type="float" office:value="1.04383880120097" calcext:value-type="float">
            <text:p>1.04383880120097</text:p>
          </table:table-cell>
          <table:table-cell table:number-columns-repeated="1019"/>
        </table:table-row>
        <table:table-row table:style-name="ro1">
          <table:table-cell/>
          <table:table-cell table:formula="of:=[$'8'.$B$27]/[$'8'.$B$3]*100" office:value-type="float" office:value="98.3590288853447" calcext:value-type="float">
            <text:p>98.3590288853447</text:p>
          </table:table-cell>
          <table:table-cell table:formula="of:=100-[.B29]" office:value-type="float" office:value="1.64097111465532" calcext:value-type="float">
            <text:p>1.64097111465532</text:p>
          </table:table-cell>
          <table:table-cell/>
          <table:table-cell table:formula="of:=[$'8'.$G$26]/[$'8'.$G$2]" office:value-type="float" office:value="0.991155722032472" calcext:value-type="float">
            <text:p>0.991155722032472</text:p>
          </table:table-cell>
          <table:table-cell table:number-columns-repeated="1019"/>
        </table:table-row>
        <table:table-row table:style-name="ro1">
          <table:table-cell/>
          <table:table-cell table:formula="of:=[$'9'.$B$27]/[$'9'.$B$3]*100" office:value-type="float" office:value="100" calcext:value-type="float">
            <text:p>100</text:p>
          </table:table-cell>
          <table:table-cell table:formula="of:=100-[.B30]" office:value-type="float" office:value="0" calcext:value-type="float">
            <text:p>0</text:p>
          </table:table-cell>
          <table:table-cell/>
          <table:table-cell table:formula="of:=[$'9'.$G$26]/[$'9'.$G$2]" office:value-type="float" office:value="0.998026760849698" calcext:value-type="float">
            <text:p>0.998026760849698</text:p>
          </table:table-cell>
          <table:table-cell table:number-columns-repeated="1019"/>
        </table:table-row>
        <table:table-row table:style-name="ro1">
          <table:table-cell/>
          <table:table-cell table:formula="of:=[$'10'.$B$27]/[$'10'.$B$3]*100" office:value-type="float" office:value="80.8066451511115" calcext:value-type="float">
            <text:p>80.8066451511115</text:p>
          </table:table-cell>
          <table:table-cell table:formula="of:=100-[.B31]" office:value-type="float" office:value="19.1933548488885" calcext:value-type="float">
            <text:p>19.1933548488885</text:p>
          </table:table-cell>
          <table:table-cell/>
          <table:table-cell table:formula="of:=[$'10'.$G$26]/[$'10'.$G$2]" office:value-type="float" office:value="1.06716612674617" calcext:value-type="float">
            <text:p>1.06716612674617</text:p>
          </table:table-cell>
          <table:table-cell table:number-columns-repeated="1019"/>
        </table:table-row>
        <table:table-row table:style-name="ro1">
          <table:table-cell/>
          <table:table-cell table:formula="of:=[$'11'.$B$27]/[$'11'.$B$3]*100" office:value-type="float" office:value="79.9734616768622" calcext:value-type="float">
            <text:p>79.9734616768622</text:p>
          </table:table-cell>
          <table:table-cell table:formula="of:=100-[.B32]" office:value-type="float" office:value="20.0265383231378" calcext:value-type="float">
            <text:p>20.0265383231378</text:p>
          </table:table-cell>
          <table:table-cell/>
          <table:table-cell table:formula="of:=[$'11'.$G$26]/[$'11'.$G$2]" office:value-type="float" office:value="1.42360075100946" calcext:value-type="float">
            <text:p>1.42360075100946</text:p>
          </table:table-cell>
          <table:table-cell table:number-columns-repeated="1019"/>
        </table:table-row>
        <table:table-row table:style-name="ro1">
          <table:table-cell/>
          <table:table-cell table:formula="of:=[$'12'.$B$27]/[$'12'.$B$3]*100" office:value-type="float" office:value="100" calcext:value-type="float">
            <text:p>100</text:p>
          </table:table-cell>
          <table:table-cell table:formula="of:=100-[.B33]" office:value-type="float" office:value="0" calcext:value-type="float">
            <text:p>0</text:p>
          </table:table-cell>
          <table:table-cell/>
          <table:table-cell table:formula="of:=[$'12'.$G$26]/[$'12'.$G$2]" office:value-type="float" office:value="1.00326320543628" calcext:value-type="float">
            <text:p>1.00326320543628</text:p>
          </table:table-cell>
          <table:table-cell table:number-columns-repeated="1019"/>
        </table:table-row>
        <table:table-row table:style-name="ro1">
          <table:table-cell/>
          <table:table-cell table:formula="of:=[$'13'.$B$27]/[$'13'.$B$3]*100" office:value-type="float" office:value="85.7280285714286" calcext:value-type="float">
            <text:p>85.7280285714286</text:p>
          </table:table-cell>
          <table:table-cell table:formula="of:=100-[.B34]" office:value-type="float" office:value="14.2719714285714" calcext:value-type="float">
            <text:p>14.2719714285714</text:p>
          </table:table-cell>
          <table:table-cell/>
          <table:table-cell table:formula="of:=[$'13'.$G$26]/[$'13'.$G$2]" office:value-type="float" office:value="4.19685594252138" calcext:value-type="float">
            <text:p>4.19685594252138</text:p>
          </table:table-cell>
          <table:table-cell table:number-columns-repeated="1019"/>
        </table:table-row>
        <table:table-row table:style-name="ro1">
          <table:table-cell/>
          <table:table-cell table:formula="of:=[$'15'.$B$27]/[$'15'.$B$3]*100" office:value-type="float" office:value="79.88" calcext:value-type="float">
            <text:p>79.88</text:p>
          </table:table-cell>
          <table:table-cell table:formula="of:=100-[.B35]" office:value-type="float" office:value="20.12" calcext:value-type="float">
            <text:p>20.12</text:p>
          </table:table-cell>
          <table:table-cell table:number-columns-repeated="1021"/>
        </table:table-row>
        <table:table-row table:style-name="ro1">
          <table:table-cell/>
          <table:table-cell table:formula="of:=[$'16'.$B$27]/[$'16'.$B$3]*100" office:value-type="float" office:value="0" calcext:value-type="float">
            <text:p>0</text:p>
          </table:table-cell>
          <table:table-cell table:formula="of:=100-[.B36]" office:value-type="float" office:value="100" calcext:value-type="float">
            <text:p>100</text:p>
          </table:table-cell>
          <table:table-cell/>
          <table:table-cell table:formula="of:=[$'16'.$G$26]/[$'16'.$G$2]" office:value-type="float" office:value="7.16757654521665" calcext:value-type="float">
            <text:p>7.16757654521665</text:p>
          </table:table-cell>
          <table:table-cell table:number-columns-repeated="1019"/>
        </table:table-row>
        <table:table-row table:style-name="ro1">
          <table:table-cell/>
          <table:table-cell table:formula="of:=[$'17'.$B$27]/[$'17'.$B$3]*100" office:value-type="float" office:value="79.9396999018371" calcext:value-type="float">
            <text:p>79.9396999018371</text:p>
          </table:table-cell>
          <table:table-cell table:formula="of:=100-[.B37]" office:value-type="float" office:value="20.060300098163" calcext:value-type="float">
            <text:p>20.060300098163</text:p>
          </table:table-cell>
          <table:table-cell/>
          <table:table-cell table:formula="of:=[$'17'.$G$26]/[$'17'.$G$2]" office:value-type="float" office:value="1.11474110117379" calcext:value-type="float">
            <text:p>1.11474110117379</text:p>
          </table:table-cell>
          <table:table-cell table:number-columns-repeated="1019"/>
        </table:table-row>
        <table:table-row table:style-name="ro1">
          <table:table-cell/>
          <table:table-cell table:formula="of:=[$'18'.$B$27]/[$'18'.$B$3]*100" office:value-type="float" office:value="100" calcext:value-type="float">
            <text:p>100</text:p>
          </table:table-cell>
          <table:table-cell table:formula="of:=100-[.B38]" office:value-type="float" office:value="0" calcext:value-type="float">
            <text:p>0</text:p>
          </table:table-cell>
          <table:table-cell/>
          <table:table-cell table:formula="of:=[$'18'.$G$26]/[$'18'.$G$2]" office:value-type="float" office:value="1.00084838607666" calcext:value-type="float">
            <text:p>1.00084838607666</text:p>
          </table:table-cell>
          <table:table-cell table:number-columns-repeated="1019"/>
        </table:table-row>
        <table:table-row table:style-name="ro1">
          <table:table-cell/>
          <table:table-cell table:formula="of:=[$'19'.$B$27]/[$'19'.$B$3]*100" office:value-type="float" office:value="97.2168720880126" calcext:value-type="float">
            <text:p>97.2168720880126</text:p>
          </table:table-cell>
          <table:table-cell table:formula="of:=100-[.B39]" office:value-type="float" office:value="2.78312791198745" calcext:value-type="float">
            <text:p>2.78312791198745</text:p>
          </table:table-cell>
          <table:table-cell/>
          <table:table-cell table:formula="of:=[$'19'.$G$26]/[$'19'.$G$2]" office:value-type="float" office:value="0.999689650688587" calcext:value-type="float">
            <text:p>0.999689650688587</text:p>
          </table:table-cell>
          <table:table-cell table:number-columns-repeated="1019"/>
        </table:table-row>
        <table:table-row table:style-name="ro1">
          <table:table-cell/>
          <table:table-cell table:formula="of:=[$'20'.$B$27]/[$'16'.$B$3]*100" office:value-type="float" office:value="0" calcext:value-type="float">
            <text:p>0</text:p>
          </table:table-cell>
          <table:table-cell table:formula="of:=100-[.B40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table:formula="of:=[$'21'.$B$27]/[$'21'.$B$3]*100" office:value-type="float" office:value="0" calcext:value-type="float">
            <text:p>0</text:p>
          </table:table-cell>
          <table:table-cell table:formula="of:=100-[.B41]" office:value-type="float" office:value="100" calcext:value-type="float">
            <text:p>100</text:p>
          </table:table-cell>
          <table:table-cell/>
          <table:table-cell table:formula="of:=[$'21'.$G$26]/[$'21'.$G$2]" office:value-type="float" office:value="0.836257298235017" calcext:value-type="float">
            <text:p>0.836257298235017</text:p>
          </table:table-cell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3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arsing</text:p>
          </table:table-cell>
          <table:table-cell office:value-type="float" office:value="298" calcext:value-type="float">
            <text:p>2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 Execution</text:p>
          </table:table-cell>
          <table:table-cell office:value-type="float" office:value="154517.1" calcext:value-type="float">
            <text:p>154517.1</text:p>
          </table:table-cell>
          <table:table-cell office:value-type="float" office:value="154501.48" calcext:value-type="float">
            <text:p>154501.48</text:p>
          </table:table-cell>
          <table:table-cell office:value-type="float" office:value="154465.58" calcext:value-type="float">
            <text:p>154465.58</text:p>
          </table:table-cell>
          <table:table-cell office:value-type="float" office:value="154506.02" calcext:value-type="float">
            <text:p>154506.02</text:p>
          </table:table-cell>
          <table:table-cell office:value-type="float" office:value="154463.12" calcext:value-type="float">
            <text:p>154463.12</text:p>
          </table:table-cell>
          <table:table-cell table:formula="of:=AVERAGE([.B2:.F2])/1000" office:value-type="float" office:value="154.49066" calcext:value-type="float">
            <text:p>154.490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 Number Rows</text:p>
          </table:table-cell>
          <table:table-cell office:value-type="float" office:value="41995307" calcext:value-type="float">
            <text:p>4199530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string" calcext:value-type="string">
            <text:p>?????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04922.55" calcext:value-type="float">
            <text:p>204922.55</text:p>
          </table:table-cell>
          <table:table-cell office:value-type="float" office:value="204917.33" calcext:value-type="float">
            <text:p>204917.33</text:p>
          </table:table-cell>
          <table:table-cell office:value-type="float" office:value="203930.9" calcext:value-type="float">
            <text:p>203930.9</text:p>
          </table:table-cell>
          <table:table-cell office:value-type="float" office:value="206460.66" calcext:value-type="float">
            <text:p>206460.66</text:p>
          </table:table-cell>
          <table:table-cell office:value-type="float" office:value="200935.4" calcext:value-type="float">
            <text:p>200935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21657180" calcext:value-type="float">
            <text:p>2165718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32824625" calcext:value-type="float">
            <text:p>328246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77429.6" calcext:value-type="float">
            <text:p>277429.6</text:p>
          </table:table-cell>
          <table:table-cell office:value-type="float" office:value="277996.56" calcext:value-type="float">
            <text:p>277996.56</text:p>
          </table:table-cell>
          <table:table-cell office:value-type="float" office:value="273805.4" calcext:value-type="float">
            <text:p>273805.4</text:p>
          </table:table-cell>
          <table:table-cell office:value-type="float" office:value="266425.62" calcext:value-type="float">
            <text:p>266425.62</text:p>
          </table:table-cell>
          <table:table-cell office:value-type="float" office:value="274994.78" calcext:value-type="float">
            <text:p>274994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20338127" calcext:value-type="float">
            <text:p>203381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71034.6" calcext:value-type="float">
            <text:p>271034.6</text:p>
          </table:table-cell>
          <table:table-cell office:value-type="float" office:value="265892.47" calcext:value-type="float">
            <text:p>265892.47</text:p>
          </table:table-cell>
          <table:table-cell office:value-type="float" office:value="270044.66" calcext:value-type="float">
            <text:p>270044.66</text:p>
          </table:table-cell>
          <table:table-cell office:value-type="float" office:value="270308.5" calcext:value-type="float">
            <text:p>270308.5</text:p>
          </table:table-cell>
          <table:table-cell office:value-type="float" office:value="270394.97" calcext:value-type="float">
            <text:p>270394.97</text:p>
          </table:table-cell>
          <table:table-cell table:formula="of:=AVERAGE([.B20:.F20])/1000" office:value-type="float" office:value="269.53504" calcext:value-type="float">
            <text:p>269.535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21657180" calcext:value-type="float">
            <text:p>21657180</text:p>
          </table:table-cell>
          <table:table-cell table:number-columns-repeated="4"/>
          <table:table-cell table:formula="of:=[.G20]-[.$G$2]" office:value-type="float" office:value="115.04438" calcext:value-type="float">
            <text:p>115.04438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0]/[.$G$2]" office:value-type="float" office:value="1.74466883629082" calcext:value-type="float">
            <text:p>1.74466883629082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1312985" calcext:value-type="float">
            <text:p>13129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41481.89" calcext:value-type="float">
            <text:p>241481.89</text:p>
          </table:table-cell>
          <table:table-cell office:value-type="float" office:value="255001.12" calcext:value-type="float">
            <text:p>255001.12</text:p>
          </table:table-cell>
          <table:table-cell office:value-type="float" office:value="245719.33" calcext:value-type="float">
            <text:p>245719.33</text:p>
          </table:table-cell>
          <table:table-cell office:value-type="float" office:value="254383.14" calcext:value-type="float">
            <text:p>254383.14</text:p>
          </table:table-cell>
          <table:table-cell office:value-type="float" office:value="251767.98" calcext:value-type="float">
            <text:p>251767.98</text:p>
          </table:table-cell>
          <table:table-cell table:formula="of:=AVERAGE([.B26:.F26])/1000" office:value-type="float" office:value="249.670692" calcext:value-type="float">
            <text:p>249.6706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40682322" calcext:value-type="float">
            <text:p>40682322</text:p>
          </table:table-cell>
          <table:table-cell table:number-columns-repeated="4"/>
          <table:table-cell table:formula="of:=[.G26]-[.$G$2]" office:value-type="float" office:value="95.180032" calcext:value-type="float">
            <text:p>95.180032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6]/[.$G$2]" office:value-type="float" office:value="1.61608923154319" calcext:value-type="float">
            <text:p>1.61608923154319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4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arsing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 Execution</text:p>
          </table:table-cell>
          <table:table-cell office:value-type="float" office:value="29496.074" calcext:value-type="float">
            <text:p>29496.074</text:p>
          </table:table-cell>
          <table:table-cell office:value-type="float" office:value="29499.744" calcext:value-type="float">
            <text:p>29499.744</text:p>
          </table:table-cell>
          <table:table-cell office:value-type="float" office:value="29510.07" calcext:value-type="float">
            <text:p>29510.07</text:p>
          </table:table-cell>
          <table:table-cell office:value-type="float" office:value="29494.201" calcext:value-type="float">
            <text:p>29494.201</text:p>
          </table:table-cell>
          <table:table-cell office:value-type="float" office:value="29552.336" calcext:value-type="float">
            <text:p>29552.336</text:p>
          </table:table-cell>
          <table:table-cell table:formula="of:=AVERAGE([.B2:.F2])/1000" office:value-type="float" office:value="29.510485" calcext:value-type="float">
            <text:p>29.510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 Number Rows</text:p>
          </table:table-cell>
          <table:table-cell office:value-type="float" office:value="22437" calcext:value-type="float">
            <text:p>2243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9485.08" calcext:value-type="float">
            <text:p>29485.08</text:p>
          </table:table-cell>
          <table:table-cell office:value-type="float" office:value="29485.865" calcext:value-type="float">
            <text:p>29485.865</text:p>
          </table:table-cell>
          <table:table-cell office:value-type="float" office:value="29484.986" calcext:value-type="float">
            <text:p>29484.986</text:p>
          </table:table-cell>
          <table:table-cell office:value-type="float" office:value="29467.031" calcext:value-type="float">
            <text:p>29467.031</text:p>
          </table:table-cell>
          <table:table-cell office:value-type="float" office:value="29481.738" calcext:value-type="float">
            <text:p>29481.7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22437" calcext:value-type="float">
            <text:p>2243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378724834" calcext:value-type="float">
            <text:p>3787248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9482.908" calcext:value-type="float">
            <text:p>29482.908</text:p>
          </table:table-cell>
          <table:table-cell office:value-type="float" office:value="29459.61" calcext:value-type="float">
            <text:p>29459.61</text:p>
          </table:table-cell>
          <table:table-cell office:value-type="float" office:value="29489.574" calcext:value-type="float">
            <text:p>29489.574</text:p>
          </table:table-cell>
          <table:table-cell office:value-type="float" office:value="29491.912" calcext:value-type="float">
            <text:p>29491.912</text:p>
          </table:table-cell>
          <table:table-cell office:value-type="float" office:value="29478.658" calcext:value-type="float">
            <text:p>29478.6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22437" calcext:value-type="float">
            <text:p>2243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20999272" calcext:value-type="float">
            <text:p>209992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10854.39" calcext:value-type="float">
            <text:p>210854.39</text:p>
          </table:table-cell>
          <table:table-cell office:value-type="float" office:value="211469.5" calcext:value-type="float">
            <text:p>211469.5</text:p>
          </table:table-cell>
          <table:table-cell office:value-type="float" office:value="211446.22" calcext:value-type="float">
            <text:p>211446.22</text:p>
          </table:table-cell>
          <table:table-cell office:value-type="float" office:value="211485.19" calcext:value-type="float">
            <text:p>211485.19</text:p>
          </table:table-cell>
          <table:table-cell office:value-type="float" office:value="210743.12" calcext:value-type="float">
            <text:p>210743.12</text:p>
          </table:table-cell>
          <table:table-cell table:formula="of:=AVERAGE([.B20:.F20])/1000" office:value-type="float" office:value="211.199684" calcext:value-type="float">
            <text:p>211.1996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510" calcext:value-type="float">
            <text:p>510</text:p>
          </table:table-cell>
          <table:table-cell table:number-columns-repeated="4"/>
          <table:table-cell table:formula="of:=[.G20]-[.$G$2]" office:value-type="float" office:value="181.689199" calcext:value-type="float">
            <text:p>181.689199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0]/[.$G$2]" office:value-type="float" office:value="7.15676763699411" calcext:value-type="float">
            <text:p>7.15676763699411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419964" calcext:value-type="float">
            <text:p>4199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41584.72" calcext:value-type="float">
            <text:p>41584.72</text:p>
          </table:table-cell>
          <table:table-cell office:value-type="float" office:value="41570.18" calcext:value-type="float">
            <text:p>41570.18</text:p>
          </table:table-cell>
          <table:table-cell office:value-type="float" office:value="41508.023" calcext:value-type="float">
            <text:p>41508.023</text:p>
          </table:table-cell>
          <table:table-cell office:value-type="float" office:value="41538.914" calcext:value-type="float">
            <text:p>41538.914</text:p>
          </table:table-cell>
          <table:table-cell office:value-type="float" office:value="41490.895" calcext:value-type="float">
            <text:p>41490.895</text:p>
          </table:table-cell>
          <table:table-cell table:formula="of:=AVERAGE([.B26:.F26])/1000" office:value-type="float" office:value="41.5385464" calcext:value-type="float">
            <text:p>41.5385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G26]-[.$G$2]" office:value-type="float" office:value="12.0280614" calcext:value-type="float">
            <text:p>12.0280614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6]/[.$G$2]" office:value-type="float" office:value="1.40758602916895" calcext:value-type="float">
            <text:p>1.40758602916895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" table:style-name="ta5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arsing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 Execution</text:p>
          </table:table-cell>
          <table:table-cell office:value-type="float" office:value="263508.7" calcext:value-type="float">
            <text:p>263508.7</text:p>
          </table:table-cell>
          <table:table-cell office:value-type="float" office:value="260336.4" calcext:value-type="float">
            <text:p>260336.4</text:p>
          </table:table-cell>
          <table:table-cell office:value-type="float" office:value="265468.34" calcext:value-type="float">
            <text:p>265468.34</text:p>
          </table:table-cell>
          <table:table-cell office:value-type="float" office:value="260848.38" calcext:value-type="float">
            <text:p>260848.38</text:p>
          </table:table-cell>
          <table:table-cell office:value-type="float" office:value="259743.69" calcext:value-type="float">
            <text:p>259743.69</text:p>
          </table:table-cell>
          <table:table-cell table:formula="of:=AVERAGE([.B2:.F2])/1000" office:value-type="float" office:value="261.981102" calcext:value-type="float">
            <text:p>261.981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 Number Rows</text:p>
          </table:table-cell>
          <table:table-cell office:value-type="float" office:value="8399634" calcext:value-type="float">
            <text:p>839963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4070920" calcext:value-type="float">
            <text:p>40709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61855.67" calcext:value-type="float">
            <text:p>261855.67</text:p>
          </table:table-cell>
          <table:table-cell office:value-type="float" office:value="264922.7" calcext:value-type="float">
            <text:p>264922.7</text:p>
          </table:table-cell>
          <table:table-cell office:value-type="float" office:value="256128.06" calcext:value-type="float">
            <text:p>256128.06</text:p>
          </table:table-cell>
          <table:table-cell office:value-type="float" office:value="262618.44" calcext:value-type="float">
            <text:p>262618.44</text:p>
          </table:table-cell>
          <table:table-cell office:value-type="float" office:value="257133.45" calcext:value-type="float">
            <text:p>257133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4328714" calcext:value-type="float">
            <text:p>432871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120245" calcext:value-type="float">
            <text:p>1202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671428.75" calcext:value-type="float">
            <text:p>671428.75</text:p>
          </table:table-cell>
          <table:table-cell office:value-type="float" office:value="661559.94" calcext:value-type="float">
            <text:p>661559.94</text:p>
          </table:table-cell>
          <table:table-cell office:value-type="float" office:value="665969.94" calcext:value-type="float">
            <text:p>665969.94</text:p>
          </table:table-cell>
          <table:table-cell office:value-type="float" office:value="666171.2" calcext:value-type="float">
            <text:p>666171.2</text:p>
          </table:table-cell>
          <table:table-cell office:value-type="float" office:value="669337.3" calcext:value-type="float">
            <text:p>66933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8279389" calcext:value-type="float">
            <text:p>827938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5116731" calcext:value-type="float">
            <text:p>51167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55083.38" calcext:value-type="float">
            <text:p>255083.38</text:p>
          </table:table-cell>
          <table:table-cell office:value-type="float" office:value="253602.27" calcext:value-type="float">
            <text:p>253602.27</text:p>
          </table:table-cell>
          <table:table-cell office:value-type="float" office:value="263723.28" calcext:value-type="float">
            <text:p>263723.28</text:p>
          </table:table-cell>
          <table:table-cell office:value-type="float" office:value="259856.88" calcext:value-type="float">
            <text:p>259856.88</text:p>
          </table:table-cell>
          <table:table-cell office:value-type="float" office:value="265062.8" calcext:value-type="float">
            <text:p>265062.8</text:p>
          </table:table-cell>
          <table:table-cell table:formula="of:=AVERAGE([.B20:.F20])/1000" office:value-type="float" office:value="259.465722" calcext:value-type="float">
            <text:p>259.4657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4328714" calcext:value-type="float">
            <text:p>4328714</text:p>
          </table:table-cell>
          <table:table-cell table:number-columns-repeated="4"/>
          <table:table-cell table:formula="of:=[.G20]-[.$G$2]" office:value-type="float" office:value="-2.51538000000005" calcext:value-type="float">
            <text:p>-2.51538000000005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0]/[.$G$2]" office:value-type="float" office:value="0.99039862043179" calcext:value-type="float">
            <text:p>0.99039862043179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601181" calcext:value-type="float">
            <text:p>6011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90337.75" calcext:value-type="float">
            <text:p>290337.75</text:p>
          </table:table-cell>
          <table:table-cell office:value-type="float" office:value="286093.88" calcext:value-type="float">
            <text:p>286093.88</text:p>
          </table:table-cell>
          <table:table-cell office:value-type="float" office:value="292747.3" calcext:value-type="float">
            <text:p>292747.3</text:p>
          </table:table-cell>
          <table:table-cell office:value-type="float" office:value="292940.97" calcext:value-type="float">
            <text:p>292940.97</text:p>
          </table:table-cell>
          <table:table-cell office:value-type="float" office:value="282477.9" calcext:value-type="float">
            <text:p>282477.9</text:p>
          </table:table-cell>
          <table:table-cell table:formula="of:=AVERAGE([.B26:.F26])/1000" office:value-type="float" office:value="288.91956" calcext:value-type="float">
            <text:p>288.919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8279389" calcext:value-type="float">
            <text:p>8279389</text:p>
          </table:table-cell>
          <table:table-cell table:number-columns-repeated="4"/>
          <table:table-cell table:formula="of:=[.G26]-[.$G$2]" office:value-type="float" office:value="26.9384579999999" calcext:value-type="float">
            <text:p>26.9384579999999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6]/[.$G$2]" office:value-type="float" office:value="1.10282595879759" calcext:value-type="float">
            <text:p>1.10282595879759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" table:style-name="ta6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arsing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 Execution</text:p>
          </table:table-cell>
          <table:table-cell office:value-type="float" office:value="35106.11" calcext:value-type="float">
            <text:p>35106.11</text:p>
          </table:table-cell>
          <table:table-cell office:value-type="float" office:value="35150.82" calcext:value-type="float">
            <text:p>35150.82</text:p>
          </table:table-cell>
          <table:table-cell office:value-type="float" office:value="35113.18" calcext:value-type="float">
            <text:p>35113.18</text:p>
          </table:table-cell>
          <table:table-cell office:value-type="float" office:value="35109.793" calcext:value-type="float">
            <text:p>35109.793</text:p>
          </table:table-cell>
          <table:table-cell office:value-type="float" office:value="35101.426" calcext:value-type="float">
            <text:p>35101.426</text:p>
          </table:table-cell>
          <table:table-cell table:formula="of:=AVERAGE([.B2:.F2])/1000" office:value-type="float" office:value="35.1162658" calcext:value-type="float">
            <text:p>35.11626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 Number Rows</text:p>
          </table:table-cell>
          <table:table-cell office:value-type="float" office:value="10500000" calcext:value-type="float">
            <text:p>105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21269304" calcext:value-type="float">
            <text:p>212693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23884.7" calcext:value-type="float">
            <text:p>223884.7</text:p>
          </table:table-cell>
          <table:table-cell office:value-type="float" office:value="223676.81" calcext:value-type="float">
            <text:p>223676.81</text:p>
          </table:table-cell>
          <table:table-cell office:value-type="float" office:value="223001.6" calcext:value-type="float">
            <text:p>223001.6</text:p>
          </table:table-cell>
          <table:table-cell office:value-type="float" office:value="224711.7" calcext:value-type="float">
            <text:p>224711.7</text:p>
          </table:table-cell>
          <table:table-cell office:value-type="float" office:value="225350.83" calcext:value-type="float">
            <text:p>225350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5042658" calcext:value-type="float">
            <text:p>504265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1498557" calcext:value-type="float">
            <text:p>14985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195778.3" calcext:value-type="float">
            <text:p>195778.3</text:p>
          </table:table-cell>
          <table:table-cell office:value-type="float" office:value="195431.7" calcext:value-type="float">
            <text:p>195431.7</text:p>
          </table:table-cell>
          <table:table-cell office:value-type="float" office:value="195481.47" calcext:value-type="float">
            <text:p>195481.47</text:p>
          </table:table-cell>
          <table:table-cell office:value-type="float" office:value="195473" calcext:value-type="float">
            <text:p>195473</text:p>
          </table:table-cell>
          <table:table-cell office:value-type="float" office:value="195697.98" calcext:value-type="float">
            <text:p>19569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9001443" calcext:value-type="float">
            <text:p>900144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2126930" calcext:value-type="float">
            <text:p>21269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25305.9" calcext:value-type="float">
            <text:p>225305.9</text:p>
          </table:table-cell>
          <table:table-cell office:value-type="float" office:value="223815.17" calcext:value-type="float">
            <text:p>223815.17</text:p>
          </table:table-cell>
          <table:table-cell office:value-type="float" office:value="225925.12" calcext:value-type="float">
            <text:p>225925.12</text:p>
          </table:table-cell>
          <table:table-cell office:value-type="float" office:value="225593.77" calcext:value-type="float">
            <text:p>225593.77</text:p>
          </table:table-cell>
          <table:table-cell office:value-type="float" office:value="223356.81" calcext:value-type="float">
            <text:p>223356.81</text:p>
          </table:table-cell>
          <table:table-cell table:formula="of:=AVERAGE([.B20:.F20])/1000" office:value-type="float" office:value="224.799354" calcext:value-type="float">
            <text:p>224.7993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5042658" calcext:value-type="float">
            <text:p>5042658</text:p>
          </table:table-cell>
          <table:table-cell table:number-columns-repeated="4"/>
          <table:table-cell table:formula="of:=[.G20]-[.$G$2]" office:value-type="float" office:value="189.6830882" calcext:value-type="float">
            <text:p>189.6830882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0]/[.$G$2]" office:value-type="float" office:value="6.40157342697867" calcext:value-type="float">
            <text:p>6.40157342697867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1498557" calcext:value-type="float">
            <text:p>14985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195415.39" calcext:value-type="float">
            <text:p>195415.39</text:p>
          </table:table-cell>
          <table:table-cell office:value-type="float" office:value="195404.58" calcext:value-type="float">
            <text:p>195404.58</text:p>
          </table:table-cell>
          <table:table-cell office:value-type="float" office:value="195560.06" calcext:value-type="float">
            <text:p>195560.06</text:p>
          </table:table-cell>
          <table:table-cell office:value-type="float" office:value="195429.78" calcext:value-type="float">
            <text:p>195429.78</text:p>
          </table:table-cell>
          <table:table-cell office:value-type="float" office:value="195455.14" calcext:value-type="float">
            <text:p>195455.14</text:p>
          </table:table-cell>
          <table:table-cell table:formula="of:=AVERAGE([.B26:.F26])/1000" office:value-type="float" office:value="195.45299" calcext:value-type="float">
            <text:p>195.452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9001443" calcext:value-type="float">
            <text:p>9001443</text:p>
          </table:table-cell>
          <table:table-cell table:number-columns-repeated="4"/>
          <table:table-cell table:formula="of:=[.G26]-[.$G$2]" office:value-type="float" office:value="160.3367242" calcext:value-type="float">
            <text:p>160.3367242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6]/[.$G$2]" office:value-type="float" office:value="5.56588195092202" calcext:value-type="float">
            <text:p>5.56588195092202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" table:style-name="ta7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arsing</text:p>
          </table:table-cell>
          <table:table-cell office:value-type="float" office:value="242" calcext:value-type="float">
            <text:p>2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 Execution</text:p>
          </table:table-cell>
          <table:table-cell office:value-type="float" office:value="234673.47" calcext:value-type="float">
            <text:p>234673.47</text:p>
          </table:table-cell>
          <table:table-cell office:value-type="float" office:value="227825.45" calcext:value-type="float">
            <text:p>227825.45</text:p>
          </table:table-cell>
          <table:table-cell office:value-type="float" office:value="233329.81" calcext:value-type="float">
            <text:p>233329.81</text:p>
          </table:table-cell>
          <table:table-cell office:value-type="float" office:value="227249.84" calcext:value-type="float">
            <text:p>227249.84</text:p>
          </table:table-cell>
          <table:table-cell office:value-type="float" office:value="232681.53" calcext:value-type="float">
            <text:p>232681.53</text:p>
          </table:table-cell>
          <table:table-cell table:formula="of:=AVERAGE([.B2:.F2])/1000" office:value-type="float" office:value="231.15202" calcext:value-type="float">
            <text:p>231.152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 Number Rows</text:p>
          </table:table-cell>
          <table:table-cell office:value-type="float" office:value="336919" calcext:value-type="float">
            <text:p>33691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163599" calcext:value-type="float">
            <text:p>1635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324242.62" calcext:value-type="float">
            <text:p>324242.62</text:p>
          </table:table-cell>
          <table:table-cell office:value-type="float" office:value="322643.53" calcext:value-type="float">
            <text:p>322643.53</text:p>
          </table:table-cell>
          <table:table-cell office:value-type="float" office:value="323708.12" calcext:value-type="float">
            <text:p>323708.12</text:p>
          </table:table-cell>
          <table:table-cell office:value-type="float" office:value="318209.22" calcext:value-type="float">
            <text:p>318209.22</text:p>
          </table:table-cell>
          <table:table-cell office:value-type="float" office:value="323272.56" calcext:value-type="float">
            <text:p>323272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7585" calcext:value-type="float">
            <text:p>75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46585.86" calcext:value-type="float">
            <text:p>246585.86</text:p>
          </table:table-cell>
          <table:table-cell office:value-type="float" office:value="248614.33" calcext:value-type="float">
            <text:p>248614.33</text:p>
          </table:table-cell>
          <table:table-cell office:value-type="float" office:value="247171.8" calcext:value-type="float">
            <text:p>247171.8</text:p>
          </table:table-cell>
          <table:table-cell office:value-type="float" office:value="257583.94" calcext:value-type="float">
            <text:p>257583.94</text:p>
          </table:table-cell>
          <table:table-cell office:value-type="float" office:value="255866.02" calcext:value-type="float">
            <text:p>25586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5114859" calcext:value-type="float">
            <text:p>51148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42016.69" calcext:value-type="float">
            <text:p>242016.69</text:p>
          </table:table-cell>
          <table:table-cell office:value-type="float" office:value="248008.61" calcext:value-type="float">
            <text:p>248008.61</text:p>
          </table:table-cell>
          <table:table-cell office:value-type="float" office:value="248964.39" calcext:value-type="float">
            <text:p>248964.39</text:p>
          </table:table-cell>
          <table:table-cell office:value-type="float" office:value="241682.69" calcext:value-type="float">
            <text:p>241682.69</text:p>
          </table:table-cell>
          <table:table-cell office:value-type="float" office:value="247125.58" calcext:value-type="float">
            <text:p>247125.58</text:p>
          </table:table-cell>
          <table:table-cell table:formula="of:=AVERAGE([.B20:.F20])/1000" office:value-type="float" office:value="245.559592" calcext:value-type="float">
            <text:p>245.5595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G20]-[.$G$2]" office:value-type="float" office:value="14.407572" calcext:value-type="float">
            <text:p>14.407572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0]/[.$G$2]" office:value-type="float" office:value="1.06232942286206" calcext:value-type="float">
            <text:p>1.06232942286206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931875" calcext:value-type="float">
            <text:p>9318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48540.84" calcext:value-type="float">
            <text:p>248540.84</text:p>
          </table:table-cell>
          <table:table-cell office:value-type="float" office:value="246089.53" calcext:value-type="float">
            <text:p>246089.53</text:p>
          </table:table-cell>
          <table:table-cell office:value-type="float" office:value="243343.78" calcext:value-type="float">
            <text:p>243343.78</text:p>
          </table:table-cell>
          <table:table-cell office:value-type="float" office:value="246939.06" calcext:value-type="float">
            <text:p>246939.06</text:p>
          </table:table-cell>
          <table:table-cell office:value-type="float" office:value="243167.28" calcext:value-type="float">
            <text:p>243167.28</text:p>
          </table:table-cell>
          <table:table-cell table:formula="of:=AVERAGE([.B26:.F26])/1000" office:value-type="float" office:value="245.616098" calcext:value-type="float">
            <text:p>245.616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G26]-[.$G$2]" office:value-type="float" office:value="14.464078" calcext:value-type="float">
            <text:p>14.464078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6]/[.$G$2]" office:value-type="float" office:value="1.06257387670677" calcext:value-type="float">
            <text:p>1.06257387670677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" table:style-name="ta8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arsing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 Execution</text:p>
          </table:table-cell>
          <table:table-cell office:value-type="float" office:value="154511.06" calcext:value-type="float">
            <text:p>154511.06</text:p>
          </table:table-cell>
          <table:table-cell office:value-type="float" office:value="154501.58" calcext:value-type="float">
            <text:p>154501.58</text:p>
          </table:table-cell>
          <table:table-cell office:value-type="float" office:value="154514.45" calcext:value-type="float">
            <text:p>154514.45</text:p>
          </table:table-cell>
          <table:table-cell office:value-type="float" office:value="154448.3" calcext:value-type="float">
            <text:p>154448.3</text:p>
          </table:table-cell>
          <table:table-cell office:value-type="float" office:value="154547.02" calcext:value-type="float">
            <text:p>154547.02</text:p>
          </table:table-cell>
          <table:table-cell table:formula="of:=AVERAGE([.B2:.F2])/1000" office:value-type="float" office:value="154.504482" calcext:value-type="float">
            <text:p>154.5044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 Number Rows</text:p>
          </table:table-cell>
          <table:table-cell office:value-type="float" office:value="41995307" calcext:value-type="float">
            <text:p>4199530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20344195" calcext:value-type="float">
            <text:p>203441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64999.1" calcext:value-type="float">
            <text:p>264999.1</text:p>
          </table:table-cell>
          <table:table-cell office:value-type="float" office:value="265323.53" calcext:value-type="float">
            <text:p>265323.53</text:p>
          </table:table-cell>
          <table:table-cell office:value-type="float" office:value="263128.9" calcext:value-type="float">
            <text:p>263128.9</text:p>
          </table:table-cell>
          <table:table-cell office:value-type="float" office:value="265624.4" calcext:value-type="float">
            <text:p>265624.4</text:p>
          </table:table-cell>
          <table:table-cell office:value-type="float" office:value="265354.34" calcext:value-type="float">
            <text:p>26535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21651112" calcext:value-type="float">
            <text:p>216511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1200754" calcext:value-type="float">
            <text:p>12007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66619.4" calcext:value-type="float">
            <text:p>266619.4</text:p>
          </table:table-cell>
          <table:table-cell office:value-type="float" office:value="265368.12" calcext:value-type="float">
            <text:p>265368.12</text:p>
          </table:table-cell>
          <table:table-cell office:value-type="float" office:value="263365.88" calcext:value-type="float">
            <text:p>263365.88</text:p>
          </table:table-cell>
          <table:table-cell office:value-type="float" office:value="264201.25" calcext:value-type="float">
            <text:p>264201.25</text:p>
          </table:table-cell>
          <table:table-cell office:value-type="float" office:value="264700.5" calcext:value-type="float">
            <text:p>26470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40794553" calcext:value-type="float">
            <text:p>4079455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20344195" calcext:value-type="float">
            <text:p>203441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64407.5" calcext:value-type="float">
            <text:p>264407.5</text:p>
          </table:table-cell>
          <table:table-cell office:value-type="float" office:value="267081.38" calcext:value-type="float">
            <text:p>267081.38</text:p>
          </table:table-cell>
          <table:table-cell office:value-type="float" office:value="263938.44" calcext:value-type="float">
            <text:p>263938.44</text:p>
          </table:table-cell>
          <table:table-cell office:value-type="float" office:value="265424.56" calcext:value-type="float">
            <text:p>265424.56</text:p>
          </table:table-cell>
          <table:table-cell office:value-type="float" office:value="265943.56" calcext:value-type="float">
            <text:p>265943.56</text:p>
          </table:table-cell>
          <table:table-cell table:formula="of:=AVERAGE([.B20:.F20])/1000" office:value-type="float" office:value="265.359088" calcext:value-type="float">
            <text:p>265.3590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21651112" calcext:value-type="float">
            <text:p>21651112</text:p>
          </table:table-cell>
          <table:table-cell table:number-columns-repeated="4"/>
          <table:table-cell table:formula="of:=[.G20]-[.$G$2]" office:value-type="float" office:value="110.854606" calcext:value-type="float">
            <text:p>110.854606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0]/[.$G$2]" office:value-type="float" office:value="1.71748472643014" calcext:value-type="float">
            <text:p>1.71748472643014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1200754" calcext:value-type="float">
            <text:p>12007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67906.75" calcext:value-type="float">
            <text:p>267906.75</text:p>
          </table:table-cell>
          <table:table-cell office:value-type="float" office:value="263676.4" calcext:value-type="float">
            <text:p>263676.4</text:p>
          </table:table-cell>
          <table:table-cell office:value-type="float" office:value="266820.47" calcext:value-type="float">
            <text:p>266820.47</text:p>
          </table:table-cell>
          <table:table-cell office:value-type="float" office:value="266097.12" calcext:value-type="float">
            <text:p>266097.12</text:p>
          </table:table-cell>
          <table:table-cell office:value-type="float" office:value="267298.75" calcext:value-type="float">
            <text:p>267298.75</text:p>
          </table:table-cell>
          <table:table-cell table:formula="of:=AVERAGE([.B26:.F26])/1000" office:value-type="float" office:value="266.359898" calcext:value-type="float">
            <text:p>266.3598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40794553" calcext:value-type="float">
            <text:p>40794553</text:p>
          </table:table-cell>
          <table:table-cell table:number-columns-repeated="4"/>
          <table:table-cell table:formula="of:=[.G26]-[.$G$2]" office:value-type="float" office:value="111.855416" calcext:value-type="float">
            <text:p>111.855416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6]/[.$G$2]" office:value-type="float" office:value="1.72396227314623" calcext:value-type="float">
            <text:p>1.72396227314623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" table:style-name="ta9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arsing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 Execution</text:p>
          </table:table-cell>
          <table:table-cell office:value-type="float" office:value="197003.45" calcext:value-type="float">
            <text:p>197003.45</text:p>
          </table:table-cell>
          <table:table-cell office:value-type="float" office:value="196931.55" calcext:value-type="float">
            <text:p>196931.55</text:p>
          </table:table-cell>
          <table:table-cell office:value-type="float" office:value="197197.86" calcext:value-type="float">
            <text:p>197197.86</text:p>
          </table:table-cell>
          <table:table-cell office:value-type="float" office:value="197170.52" calcext:value-type="float">
            <text:p>197170.52</text:p>
          </table:table-cell>
          <table:table-cell office:value-type="float" office:value="197090.81" calcext:value-type="float">
            <text:p>197090.81</text:p>
          </table:table-cell>
          <table:table-cell table:formula="of:=AVERAGE([.B2:.F2])/1000" office:value-type="float" office:value="197.078838" calcext:value-type="float">
            <text:p>197.0788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 Number Rows</text:p>
          </table:table-cell>
          <table:table-cell office:value-type="float" office:value="67503" calcext:value-type="float">
            <text:p>6750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34251" calcext:value-type="float">
            <text:p>342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39325.52" calcext:value-type="float">
            <text:p>239325.52</text:p>
          </table:table-cell>
          <table:table-cell office:value-type="float" office:value="236662.05" calcext:value-type="float">
            <text:p>236662.05</text:p>
          </table:table-cell>
          <table:table-cell office:value-type="float" office:value="235092.08" calcext:value-type="float">
            <text:p>235092.08</text:p>
          </table:table-cell>
          <table:table-cell office:value-type="float" office:value="238671.05" calcext:value-type="float">
            <text:p>238671.05</text:p>
          </table:table-cell>
          <table:table-cell office:value-type="float" office:value="240836.1" calcext:value-type="float">
            <text:p>240836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33252" calcext:value-type="float">
            <text:p>3325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3451" calcext:value-type="float">
            <text:p>34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40519.1" calcext:value-type="float">
            <text:p>240519.1</text:p>
          </table:table-cell>
          <table:table-cell office:value-type="float" office:value="241559.75" calcext:value-type="float">
            <text:p>241559.75</text:p>
          </table:table-cell>
          <table:table-cell office:value-type="float" office:value="242584.12" calcext:value-type="float">
            <text:p>242584.12</text:p>
          </table:table-cell>
          <table:table-cell office:value-type="float" office:value="240261.39" calcext:value-type="float">
            <text:p>240261.39</text:p>
          </table:table-cell>
          <table:table-cell office:value-type="float" office:value="242591.06" calcext:value-type="float">
            <text:p>24259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64052" calcext:value-type="float">
            <text:p>6405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21269304" calcext:value-type="float">
            <text:p>212693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05697.14" calcext:value-type="float">
            <text:p>205697.14</text:p>
          </table:table-cell>
          <table:table-cell office:value-type="float" office:value="205536.12" calcext:value-type="float">
            <text:p>205536.12</text:p>
          </table:table-cell>
          <table:table-cell office:value-type="float" office:value="205703.88" calcext:value-type="float">
            <text:p>205703.88</text:p>
          </table:table-cell>
          <table:table-cell office:value-type="float" office:value="205441.08" calcext:value-type="float">
            <text:p>205441.08</text:p>
          </table:table-cell>
          <table:table-cell office:value-type="float" office:value="206058.72" calcext:value-type="float">
            <text:p>206058.72</text:p>
          </table:table-cell>
          <table:table-cell table:formula="of:=AVERAGE([.B20:.F20])/1000" office:value-type="float" office:value="205.687388" calcext:value-type="float">
            <text:p>205.6873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33252" calcext:value-type="float">
            <text:p>33252</text:p>
          </table:table-cell>
          <table:table-cell table:number-columns-repeated="4"/>
          <table:table-cell table:formula="of:=[.G20]-[.$G$2]" office:value-type="float" office:value="8.60854999999998" calcext:value-type="float">
            <text:p>8.60854999999998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0]/[.$G$2]" office:value-type="float" office:value="1.04368074262748" calcext:value-type="float">
            <text:p>1.04368074262748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2075470" calcext:value-type="float">
            <text:p>20754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05412.3" calcext:value-type="float">
            <text:p>205412.3</text:p>
          </table:table-cell>
          <table:table-cell office:value-type="float" office:value="205490.16" calcext:value-type="float">
            <text:p>205490.16</text:p>
          </table:table-cell>
          <table:table-cell office:value-type="float" office:value="205778.45" calcext:value-type="float">
            <text:p>205778.45</text:p>
          </table:table-cell>
          <table:table-cell office:value-type="float" office:value="206034.4" calcext:value-type="float">
            <text:p>206034.4</text:p>
          </table:table-cell>
          <table:table-cell office:value-type="float" office:value="205877.38" calcext:value-type="float">
            <text:p>205877.38</text:p>
          </table:table-cell>
          <table:table-cell table:formula="of:=AVERAGE([.B26:.F26])/1000" office:value-type="float" office:value="205.718538" calcext:value-type="float">
            <text:p>205.7185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64052" calcext:value-type="float">
            <text:p>64052</text:p>
          </table:table-cell>
          <table:table-cell table:number-columns-repeated="4"/>
          <table:table-cell table:formula="of:=[.G26]-[.$G$2]" office:value-type="float" office:value="8.63970000000001" calcext:value-type="float">
            <text:p>8.63970000000001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6]/[.$G$2]" office:value-type="float" office:value="1.04383880120097" calcext:value-type="float">
            <text:p>1.04383880120097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9" table:style-name="ta10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" table:style-name="ta1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arsing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 Execution</text:p>
          </table:table-cell>
          <table:table-cell office:value-type="float" office:value="456523.78" calcext:value-type="float">
            <text:p>456523.78</text:p>
          </table:table-cell>
          <table:table-cell office:value-type="float" office:value="447939.94" calcext:value-type="float">
            <text:p>447939.94</text:p>
          </table:table-cell>
          <table:table-cell office:value-type="float" office:value="424490.78" calcext:value-type="float">
            <text:p>424490.78</text:p>
          </table:table-cell>
          <table:table-cell office:value-type="float" office:value="444150.66" calcext:value-type="float">
            <text:p>444150.66</text:p>
          </table:table-cell>
          <table:table-cell office:value-type="float" office:value="437342.1" calcext:value-type="float">
            <text:p>437342.1</text:p>
          </table:table-cell>
          <table:table-cell table:formula="of:=AVERAGE([.B2:.F2])/1000" office:value-type="float" office:value="442.089452" calcext:value-type="float">
            <text:p>442.0894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 Number Rows</text:p>
          </table:table-cell>
          <table:table-cell office:value-type="float" office:value="56430" calcext:value-type="float">
            <text:p>5643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2180400" calcext:value-type="float">
            <text:p>2180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444592.62" calcext:value-type="float">
            <text:p>444592.62</text:p>
          </table:table-cell>
          <table:table-cell office:value-type="float" office:value="440817.75" calcext:value-type="float">
            <text:p>440817.75</text:p>
          </table:table-cell>
          <table:table-cell office:value-type="float" office:value="450104.34" calcext:value-type="float">
            <text:p>450104.34</text:p>
          </table:table-cell>
          <table:table-cell office:value-type="float" office:value="450906.44" calcext:value-type="float">
            <text:p>450906.44</text:p>
          </table:table-cell>
          <table:table-cell office:value-type="float" office:value="455588.8" calcext:value-type="float">
            <text:p>455588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56430" calcext:value-type="float">
            <text:p>5643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74080" calcext:value-type="float">
            <text:p>740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444628.1" calcext:value-type="float">
            <text:p>444628.1</text:p>
          </table:table-cell>
          <table:table-cell office:value-type="float" office:value="446173.7" calcext:value-type="float">
            <text:p>446173.7</text:p>
          </table:table-cell>
          <table:table-cell office:value-type="float" office:value="447170.9" calcext:value-type="float">
            <text:p>447170.9</text:p>
          </table:table-cell>
          <table:table-cell office:value-type="float" office:value="428196.22" calcext:value-type="float">
            <text:p>428196.22</text:p>
          </table:table-cell>
          <table:table-cell office:value-type="float" office:value="469618.1" calcext:value-type="float">
            <text:p>46961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56430" calcext:value-type="float">
            <text:p>5643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5114859" calcext:value-type="float">
            <text:p>51148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416321.06" calcext:value-type="float">
            <text:p>416321.06</text:p>
          </table:table-cell>
          <table:table-cell office:value-type="float" office:value="421020.22" calcext:value-type="float">
            <text:p>421020.22</text:p>
          </table:table-cell>
          <table:table-cell office:value-type="float" office:value="432743.84" calcext:value-type="float">
            <text:p>432743.84</text:p>
          </table:table-cell>
          <table:table-cell office:value-type="float" office:value="422012.25" calcext:value-type="float">
            <text:p>422012.25</text:p>
          </table:table-cell>
          <table:table-cell office:value-type="float" office:value="419726.34" calcext:value-type="float">
            <text:p>419726.34</text:p>
          </table:table-cell>
          <table:table-cell table:formula="of:=AVERAGE([.B20:.F20])/1000" office:value-type="float" office:value="422.364742" calcext:value-type="float">
            <text:p>422.3647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29175" calcext:value-type="float">
            <text:p>29175</text:p>
          </table:table-cell>
          <table:table-cell table:number-columns-repeated="4"/>
          <table:table-cell table:formula="of:=[.G20]-[.$G$2]" office:value-type="float" office:value="-19.72471" calcext:value-type="float">
            <text:p>-19.72471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0]/[.$G$2]" office:value-type="float" office:value="0.955382988870768" calcext:value-type="float">
            <text:p>0.955382988870768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666001" calcext:value-type="float">
            <text:p>666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441408.25" calcext:value-type="float">
            <text:p>441408.25</text:p>
          </table:table-cell>
          <table:table-cell office:value-type="float" office:value="427546.72" calcext:value-type="float">
            <text:p>427546.72</text:p>
          </table:table-cell>
          <table:table-cell office:value-type="float" office:value="447413.44" calcext:value-type="float">
            <text:p>447413.44</text:p>
          </table:table-cell>
          <table:table-cell office:value-type="float" office:value="436240.2" calcext:value-type="float">
            <text:p>436240.2</text:p>
          </table:table-cell>
          <table:table-cell office:value-type="float" office:value="438288.84" calcext:value-type="float">
            <text:p>438288.84</text:p>
          </table:table-cell>
          <table:table-cell table:formula="of:=AVERAGE([.B26:.F26])/1000" office:value-type="float" office:value="438.17949" calcext:value-type="float">
            <text:p>438.179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55504" calcext:value-type="float">
            <text:p>55504</text:p>
          </table:table-cell>
          <table:table-cell table:number-columns-repeated="4"/>
          <table:table-cell table:formula="of:=[.G26]-[.$G$2]" office:value-type="float" office:value="-3.90996199999995" calcext:value-type="float">
            <text:p>-3.90996199999995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6]/[.$G$2]" office:value-type="float" office:value="0.991155722032472" calcext:value-type="float">
            <text:p>0.991155722032472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" table:style-name="ta12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arsing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 Execution</text:p>
          </table:table-cell>
          <table:table-cell office:value-type="float" office:value="1186537.8" calcext:value-type="float">
            <text:p>1186537.8</text:p>
          </table:table-cell>
          <table:table-cell office:value-type="float" office:value="1198163" calcext:value-type="float">
            <text:p>1198163</text:p>
          </table:table-cell>
          <table:table-cell office:value-type="float" office:value="1189999.4" calcext:value-type="float">
            <text:p>1189999.4</text:p>
          </table:table-cell>
          <table:table-cell office:value-type="float" office:value="1183277.4" calcext:value-type="float">
            <text:p>1183277.4</text:p>
          </table:table-cell>
          <table:table-cell office:value-type="float" office:value="1184890.5" calcext:value-type="float">
            <text:p>1184890.5</text:p>
          </table:table-cell>
          <table:table-cell table:formula="of:=AVERAGE([.B2:.F2])/1000" office:value-type="float" office:value="1188.57362" calcext:value-type="float">
            <text:p>1188.57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 Number Rows</text:p>
          </table:table-cell>
          <table:table-cell office:value-type="float" office:value="41995307" calcext:value-type="float">
            <text:p>4199530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21269304" calcext:value-type="float">
            <text:p>212693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729650.9" calcext:value-type="float">
            <text:p>729650.9</text:p>
          </table:table-cell>
          <table:table-cell office:value-type="float" office:value="702544.2" calcext:value-type="float">
            <text:p>702544.2</text:p>
          </table:table-cell>
          <table:table-cell office:value-type="float" office:value="706367" calcext:value-type="float">
            <text:p>706367</text:p>
          </table:table-cell>
          <table:table-cell office:value-type="float" office:value="729137.56" calcext:value-type="float">
            <text:p>729137.56</text:p>
          </table:table-cell>
          <table:table-cell office:value-type="float" office:value="713469.25" calcext:value-type="float">
            <text:p>713469.25</text:p>
          </table:table-cell>
          <table:table-cell table:formula="of:=AVERAGE([.B20:.F20])/1000" office:value-type="float" office:value="716.233782" calcext:value-type="float">
            <text:p>716.2337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20726003" calcext:value-type="float">
            <text:p>20726003</text:p>
          </table:table-cell>
          <table:table-cell table:number-columns-repeated="4"/>
          <table:table-cell table:formula="of:=[.G20]-[.$G$2]" office:value-type="float" office:value="-472.339838" calcext:value-type="float">
            <text:p>-472.339838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0]/[.$G$2]" office:value-type="float" office:value="0.602599426697692" calcext:value-type="float">
            <text:p>0.602599426697692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1663459" calcext:value-type="float">
            <text:p>16634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1191517" calcext:value-type="float">
            <text:p>1191517</text:p>
          </table:table-cell>
          <table:table-cell office:value-type="float" office:value="1180923.4" calcext:value-type="float">
            <text:p>1180923.4</text:p>
          </table:table-cell>
          <table:table-cell office:value-type="float" office:value="1170304.5" calcext:value-type="float">
            <text:p>1170304.5</text:p>
          </table:table-cell>
          <table:table-cell office:value-type="float" office:value="1201497.4" calcext:value-type="float">
            <text:p>1201497.4</text:p>
          </table:table-cell>
          <table:table-cell office:value-type="float" office:value="1186899.1" calcext:value-type="float">
            <text:p>1186899.1</text:p>
          </table:table-cell>
          <table:table-cell table:formula="of:=AVERAGE([.B26:.F26])/1000" office:value-type="float" office:value="1186.22828" calcext:value-type="float">
            <text:p>1186.228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41995307" calcext:value-type="float">
            <text:p>41995307</text:p>
          </table:table-cell>
          <table:table-cell table:number-columns-repeated="4"/>
          <table:table-cell table:formula="of:=[.G26]-[.$G$2]" office:value-type="float" office:value="-2.34533999999985" calcext:value-type="float">
            <text:p>-2.34533999999985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6]/[.$G$2]" office:value-type="float" office:value="0.998026760849698" calcext:value-type="float">
            <text:p>0.998026760849698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" table:style-name="ta13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arsing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 Execution</text:p>
          </table:table-cell>
          <table:table-cell office:value-type="float" office:value="229288.45" calcext:value-type="float">
            <text:p>229288.45</text:p>
          </table:table-cell>
          <table:table-cell office:value-type="float" office:value="228976.3" calcext:value-type="float">
            <text:p>228976.3</text:p>
          </table:table-cell>
          <table:table-cell office:value-type="float" office:value="228992.27" calcext:value-type="float">
            <text:p>228992.27</text:p>
          </table:table-cell>
          <table:table-cell office:value-type="float" office:value="230900.53" calcext:value-type="float">
            <text:p>230900.53</text:p>
          </table:table-cell>
          <table:table-cell office:value-type="float" office:value="224671.19" calcext:value-type="float">
            <text:p>224671.19</text:p>
          </table:table-cell>
          <table:table-cell table:formula="of:=AVERAGE([.B2:.F2])/1000" office:value-type="float" office:value="228.565748" calcext:value-type="float">
            <text:p>228.5657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 Number Rows</text:p>
          </table:table-cell>
          <table:table-cell office:value-type="float" office:value="10363045" calcext:value-type="float">
            <text:p>1036304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10363045" calcext:value-type="float">
            <text:p>103630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43197.56" calcext:value-type="float">
            <text:p>243197.56</text:p>
          </table:table-cell>
          <table:table-cell office:value-type="float" office:value="246202.64" calcext:value-type="float">
            <text:p>246202.64</text:p>
          </table:table-cell>
          <table:table-cell office:value-type="float" office:value="241119.27" calcext:value-type="float">
            <text:p>241119.27</text:p>
          </table:table-cell>
          <table:table-cell office:value-type="float" office:value="248898.08" calcext:value-type="float">
            <text:p>248898.08</text:p>
          </table:table-cell>
          <table:table-cell office:value-type="float" office:value="245556.64" calcext:value-type="float">
            <text:p>245556.64</text:p>
          </table:table-cell>
          <table:table-cell table:formula="of:=AVERAGE([.B20:.F20])/1000" office:value-type="float" office:value="244.994838" calcext:value-type="float">
            <text:p>244.9948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G20]-[.$G$2]" office:value-type="float" office:value="16.42909" calcext:value-type="float">
            <text:p>16.42909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0]/[.$G$2]" office:value-type="float" office:value="1.07187905512422" calcext:value-type="float">
            <text:p>1.07187905512422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422200" calcext:value-type="float">
            <text:p>422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46593.55" calcext:value-type="float">
            <text:p>246593.55</text:p>
          </table:table-cell>
          <table:table-cell office:value-type="float" office:value="241760.97" calcext:value-type="float">
            <text:p>241760.97</text:p>
          </table:table-cell>
          <table:table-cell office:value-type="float" office:value="241278.92" calcext:value-type="float">
            <text:p>241278.92</text:p>
          </table:table-cell>
          <table:table-cell office:value-type="float" office:value="243067.02" calcext:value-type="float">
            <text:p>243067.02</text:p>
          </table:table-cell>
          <table:table-cell office:value-type="float" office:value="246887.66" calcext:value-type="float">
            <text:p>246887.66</text:p>
          </table:table-cell>
          <table:table-cell table:formula="of:=AVERAGE([.B26:.F26])/1000" office:value-type="float" office:value="243.917624" calcext:value-type="float">
            <text:p>243.9176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8374029" calcext:value-type="float">
            <text:p>8374029</text:p>
          </table:table-cell>
          <table:table-cell table:number-columns-repeated="4"/>
          <table:table-cell table:formula="of:=[.G26]-[.$G$2]" office:value-type="float" office:value="15.351876" calcext:value-type="float">
            <text:p>15.351876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6]/[.$G$2]" office:value-type="float" office:value="1.06716612674617" calcext:value-type="float">
            <text:p>1.06716612674617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" table:style-name="ta14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arsin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 Execution</text:p>
          </table:table-cell>
          <table:table-cell office:value-type="float" office:value="23592.568" calcext:value-type="float">
            <text:p>23592.568</text:p>
          </table:table-cell>
          <table:table-cell office:value-type="float" office:value="23551.912" calcext:value-type="float">
            <text:p>23551.912</text:p>
          </table:table-cell>
          <table:table-cell office:value-type="float" office:value="23590.725" calcext:value-type="float">
            <text:p>23590.725</text:p>
          </table:table-cell>
          <table:table-cell office:value-type="float" office:value="23561.02" calcext:value-type="float">
            <text:p>23561.02</text:p>
          </table:table-cell>
          <table:table-cell office:value-type="float" office:value="23587.244" calcext:value-type="float">
            <text:p>23587.244</text:p>
          </table:table-cell>
          <table:table-cell table:formula="of:=AVERAGE([.B2:.F2])/1000" office:value-type="float" office:value="23.5766938" calcext:value-type="float">
            <text:p>23.57669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 Number Rows</text:p>
          </table:table-cell>
          <table:table-cell office:value-type="float" office:value="222320" calcext:value-type="float">
            <text:p>22232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794047.2" calcext:value-type="float">
            <text:p>794047.2</text:p>
          </table:table-cell>
          <table:table-cell office:value-type="float" office:value="753884.4" calcext:value-type="float">
            <text:p>753884.4</text:p>
          </table:table-cell>
          <table:table-cell office:value-type="float" office:value="775141.9" calcext:value-type="float">
            <text:p>775141.9</text:p>
          </table:table-cell>
          <table:table-cell office:value-type="float" office:value="734858.25" calcext:value-type="float">
            <text:p>734858.25</text:p>
          </table:table-cell>
          <table:table-cell office:value-type="float" office:value="765502.3" calcext:value-type="float">
            <text:p>765502.3</text:p>
          </table:table-cell>
          <table:table-cell table:formula="of:=AVERAGE([.B20:.F20])/1000" office:value-type="float" office:value="764.68681" calcext:value-type="float">
            <text:p>764.686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G20]-[.$G$2]" office:value-type="float" office:value="741.1101162" calcext:value-type="float">
            <text:p>741.1101162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0]/[.$G$2]" office:value-type="float" office:value="32.4340137123043" calcext:value-type="float">
            <text:p>32.4340137123043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374215815" calcext:value-type="float">
            <text:p>3742158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33610.895" calcext:value-type="float">
            <text:p>33610.895</text:p>
          </table:table-cell>
          <table:table-cell office:value-type="float" office:value="33468.637" calcext:value-type="float">
            <text:p>33468.637</text:p>
          </table:table-cell>
          <table:table-cell office:value-type="float" office:value="33445.26" calcext:value-type="float">
            <text:p>33445.26</text:p>
          </table:table-cell>
          <table:table-cell office:value-type="float" office:value="33659.25" calcext:value-type="float">
            <text:p>33659.25</text:p>
          </table:table-cell>
          <table:table-cell office:value-type="float" office:value="33634.953" calcext:value-type="float">
            <text:p>33634.953</text:p>
          </table:table-cell>
          <table:table-cell table:formula="of:=AVERAGE([.B26:.F26])/1000" office:value-type="float" office:value="33.563799" calcext:value-type="float">
            <text:p>33.5637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177797" calcext:value-type="float">
            <text:p>177797</text:p>
          </table:table-cell>
          <table:table-cell table:number-columns-repeated="4"/>
          <table:table-cell table:formula="of:=[.G26]-[.$G$2]" office:value-type="float" office:value="9.9871052" calcext:value-type="float">
            <text:p>9.9871052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6]/[.$G$2]" office:value-type="float" office:value="1.42360075100946" calcext:value-type="float">
            <text:p>1.42360075100946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" table:style-name="ta15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arsin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 Execution</text:p>
          </table:table-cell>
          <table:table-cell office:value-type="float" office:value="276577.62" calcext:value-type="float">
            <text:p>276577.62</text:p>
          </table:table-cell>
          <table:table-cell office:value-type="float" office:value="272815.03" calcext:value-type="float">
            <text:p>272815.03</text:p>
          </table:table-cell>
          <table:table-cell office:value-type="float" office:value="272972.2" calcext:value-type="float">
            <text:p>272972.2</text:p>
          </table:table-cell>
          <table:table-cell office:value-type="float" office:value="272710.56" calcext:value-type="float">
            <text:p>272710.56</text:p>
          </table:table-cell>
          <table:table-cell office:value-type="float" office:value="271685" calcext:value-type="float">
            <text:p>271685</text:p>
          </table:table-cell>
          <table:table-cell table:formula="of:=AVERAGE([.B2:.F2])/1000" office:value-type="float" office:value="273.352082" calcext:value-type="float">
            <text:p>273.3520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 Number Rows</text:p>
          </table:table-cell>
          <table:table-cell office:value-type="float" office:value="5998867" calcext:value-type="float">
            <text:p>599886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3038380" calcext:value-type="float">
            <text:p>30383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96217.56" calcext:value-type="float">
            <text:p>296217.56</text:p>
          </table:table-cell>
          <table:table-cell office:value-type="float" office:value="302427.28" calcext:value-type="float">
            <text:p>302427.28</text:p>
          </table:table-cell>
          <table:table-cell office:value-type="float" office:value="289391.7" calcext:value-type="float">
            <text:p>289391.7</text:p>
          </table:table-cell>
          <table:table-cell office:value-type="float" office:value="296582.47" calcext:value-type="float">
            <text:p>296582.47</text:p>
          </table:table-cell>
          <table:table-cell office:value-type="float" office:value="303830.12" calcext:value-type="float">
            <text:p>303830.12</text:p>
          </table:table-cell>
          <table:table-cell table:formula="of:=AVERAGE([.B20:.F20])/1000" office:value-type="float" office:value="297.689826" calcext:value-type="float">
            <text:p>297.6898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2934764" calcext:value-type="float">
            <text:p>2934764</text:p>
          </table:table-cell>
          <table:table-cell table:number-columns-repeated="4"/>
          <table:table-cell table:formula="of:=[.G20]-[.$G$2]" office:value-type="float" office:value="24.3377439999999" calcext:value-type="float">
            <text:p>24.3377439999999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0]/[.$G$2]" office:value-type="float" office:value="1.08903441971955" calcext:value-type="float">
            <text:p>1.08903441971955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41935" calcext:value-type="float">
            <text:p>419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71411.4" calcext:value-type="float">
            <text:p>271411.4</text:p>
          </table:table-cell>
          <table:table-cell office:value-type="float" office:value="270143.22" calcext:value-type="float">
            <text:p>270143.22</text:p>
          </table:table-cell>
          <table:table-cell office:value-type="float" office:value="281208.53" calcext:value-type="float">
            <text:p>281208.53</text:p>
          </table:table-cell>
          <table:table-cell office:value-type="float" office:value="271817.75" calcext:value-type="float">
            <text:p>271817.75</text:p>
          </table:table-cell>
          <table:table-cell office:value-type="float" office:value="276639.53" calcext:value-type="float">
            <text:p>276639.53</text:p>
          </table:table-cell>
          <table:table-cell table:formula="of:=AVERAGE([.B26:.F26])/1000" office:value-type="float" office:value="274.244086" calcext:value-type="float">
            <text:p>274.2440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5998867" calcext:value-type="float">
            <text:p>5998867</text:p>
          </table:table-cell>
          <table:table-cell table:number-columns-repeated="4"/>
          <table:table-cell table:formula="of:=[.G26]-[.$G$2]" office:value-type="float" office:value="0.892004000000043" calcext:value-type="float">
            <text:p>0.892004000000043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6]/[.$G$2]" office:value-type="float" office:value="1.00326320543628" calcext:value-type="float">
            <text:p>1.00326320543628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3" table:style-name="ta16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arsing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 Execution</text:p>
          </table:table-cell>
          <table:table-cell office:value-type="float" office:value="48846.844" calcext:value-type="float">
            <text:p>48846.844</text:p>
          </table:table-cell>
          <table:table-cell office:value-type="float" office:value="51586.54" calcext:value-type="float">
            <text:p>51586.54</text:p>
          </table:table-cell>
          <table:table-cell office:value-type="float" office:value="49637.137" calcext:value-type="float">
            <text:p>49637.137</text:p>
          </table:table-cell>
          <table:table-cell office:value-type="float" office:value="50761.445" calcext:value-type="float">
            <text:p>50761.445</text:p>
          </table:table-cell>
          <table:table-cell office:value-type="float" office:value="48482.56" calcext:value-type="float">
            <text:p>48482.56</text:p>
          </table:table-cell>
          <table:table-cell table:formula="of:=AVERAGE([.B2:.F2])/1000" office:value-type="float" office:value="49.8629052" calcext:value-type="float">
            <text:p>49.86290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 Number Rows</text:p>
          </table:table-cell>
          <table:table-cell office:value-type="float" office:value="10500000" calcext:value-type="float">
            <text:p>105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21269304" calcext:value-type="float">
            <text:p>212693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29697.28" calcext:value-type="float">
            <text:p>229697.28</text:p>
          </table:table-cell>
          <table:table-cell office:value-type="float" office:value="228507.34" calcext:value-type="float">
            <text:p>228507.34</text:p>
          </table:table-cell>
          <table:table-cell office:value-type="float" office:value="229701.6" calcext:value-type="float">
            <text:p>229701.6</text:p>
          </table:table-cell>
          <table:table-cell office:value-type="float" office:value="229727.88" calcext:value-type="float">
            <text:p>229727.88</text:p>
          </table:table-cell>
          <table:table-cell office:value-type="float" office:value="229475.42" calcext:value-type="float">
            <text:p>229475.42</text:p>
          </table:table-cell>
          <table:table-cell table:formula="of:=AVERAGE([.B20:.F20])/1000" office:value-type="float" office:value="229.421904" calcext:value-type="float">
            <text:p>229.4219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5042658" calcext:value-type="float">
            <text:p>5042658</text:p>
          </table:table-cell>
          <table:table-cell table:number-columns-repeated="4"/>
          <table:table-cell table:formula="of:=[.G20]-[.$G$2]" office:value-type="float" office:value="179.5589988" calcext:value-type="float">
            <text:p>179.5589988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0]/[.$G$2]" office:value-type="float" office:value="4.60105369071034" calcext:value-type="float">
            <text:p>4.60105369071034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1498557" calcext:value-type="float">
            <text:p>14985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10710.83" calcext:value-type="float">
            <text:p>210710.83</text:p>
          </table:table-cell>
          <table:table-cell office:value-type="float" office:value="208790.69" calcext:value-type="float">
            <text:p>208790.69</text:p>
          </table:table-cell>
          <table:table-cell office:value-type="float" office:value="209063.75" calcext:value-type="float">
            <text:p>209063.75</text:p>
          </table:table-cell>
          <table:table-cell office:value-type="float" office:value="208871.19" calcext:value-type="float">
            <text:p>208871.19</text:p>
          </table:table-cell>
          <table:table-cell office:value-type="float" office:value="208900.69" calcext:value-type="float">
            <text:p>208900.69</text:p>
          </table:table-cell>
          <table:table-cell table:formula="of:=AVERAGE([.B26:.F26])/1000" office:value-type="float" office:value="209.26743" calcext:value-type="float">
            <text:p>209.267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9001443" calcext:value-type="float">
            <text:p>9001443</text:p>
          </table:table-cell>
          <table:table-cell table:number-columns-repeated="4"/>
          <table:table-cell table:formula="of:=[.G26]-[.$G$2]" office:value-type="float" office:value="159.4045248" calcext:value-type="float">
            <text:p>159.4045248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6]/[.$G$2]" office:value-type="float" office:value="4.19685594252138" calcext:value-type="float">
            <text:p>4.19685594252138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" table:style-name="ta17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arsin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 Execution</text:p>
          </table:table-cell>
          <table:table-cell office:value-type="float" office:value="260.159" calcext:value-type="float">
            <text:p>260.159</text:p>
          </table:table-cell>
          <table:table-cell office:value-type="float" office:value="253.479" calcext:value-type="float">
            <text:p>253.479</text:p>
          </table:table-cell>
          <table:table-cell office:value-type="float" office:value="273.651" calcext:value-type="float">
            <text:p>273.651</text:p>
          </table:table-cell>
          <table:table-cell office:value-type="float" office:value="255.783" calcext:value-type="float">
            <text:p>255.783</text:p>
          </table:table-cell>
          <table:table-cell office:value-type="float" office:value="277.583" calcext:value-type="float">
            <text:p>277.583</text:p>
          </table:table-cell>
          <table:table-cell table:formula="of:=AVERAGE([.B2:.F2])/1000" office:value-type="float" office:value="0.264131" calcext:value-type="float">
            <text:p>0.2641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 Number Rows</text:p>
          </table:table-cell>
          <table:table-cell office:value-type="float" office:value="70000" calcext:value-type="float">
            <text:p>7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13966" calcext:value-type="float">
            <text:p>139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57.203" calcext:value-type="float">
            <text:p>257.203</text:p>
          </table:table-cell>
          <table:table-cell office:value-type="float" office:value="283.11" calcext:value-type="float">
            <text:p>283.11</text:p>
          </table:table-cell>
          <table:table-cell office:value-type="float" office:value="268.131" calcext:value-type="float">
            <text:p>268.131</text:p>
          </table:table-cell>
          <table:table-cell office:value-type="float" office:value="257.992" calcext:value-type="float">
            <text:p>257.992</text:p>
          </table:table-cell>
          <table:table-cell office:value-type="float" office:value="261.45" calcext:value-type="float">
            <text:p>261.45</text:p>
          </table:table-cell>
          <table:table-cell table:formula="of:=AVERAGE([.B20:.F20])/1000" office:value-type="float" office:value="0.2655772" calcext:value-type="float">
            <text:p>0.26557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56034" calcext:value-type="float">
            <text:p>56034</text:p>
          </table:table-cell>
          <table:table-cell table:number-columns-repeated="4"/>
          <table:table-cell table:formula="of:=[.G20]-[.$G$2]" office:value-type="float" office:value="0.00144620000000001" calcext:value-type="float">
            <text:p>0.0014462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0]/[.$G$2]" office:value-type="float" office:value="1.00547531338616" calcext:value-type="float">
            <text:p>1.00547531338616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225015" calcext:value-type="float">
            <text:p>2250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39444.117" calcext:value-type="float">
            <text:p>39444.117</text:p>
          </table:table-cell>
          <table:table-cell office:value-type="float" office:value="34210.86" calcext:value-type="float">
            <text:p>34210.86</text:p>
          </table:table-cell>
          <table:table-cell office:value-type="float" office:value="39591.633" calcext:value-type="float">
            <text:p>39591.633</text:p>
          </table:table-cell>
          <table:table-cell office:value-type="float" office:value="34173.566" calcext:value-type="float">
            <text:p>34173.566</text:p>
          </table:table-cell>
          <table:table-cell office:value-type="float" office:value="39689.023" calcext:value-type="float">
            <text:p>39689.023</text:p>
          </table:table-cell>
          <table:table-cell table:formula="of:=AVERAGE([.B26:.F26])/1000" office:value-type="float" office:value="37.4218398" calcext:value-type="float">
            <text:p>37.42183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55916" calcext:value-type="float">
            <text:p>55916</text:p>
          </table:table-cell>
          <table:table-cell table:number-columns-repeated="4"/>
          <table:table-cell table:formula="of:=[.G26]-[.$G$2]" office:value-type="float" office:value="37.1577088" calcext:value-type="float">
            <text:p>37.1577088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6]/[.$G$2]" office:value-type="float" office:value="141.679090299889" calcext:value-type="float">
            <text:p>141.679090299889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" table:style-name="ta18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arsin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 Execution</text:p>
          </table:table-cell>
          <table:table-cell office:value-type="float" office:value="35818.707" calcext:value-type="float">
            <text:p>35818.707</text:p>
          </table:table-cell>
          <table:table-cell office:value-type="float" office:value="31953.348" calcext:value-type="float">
            <text:p>31953.348</text:p>
          </table:table-cell>
          <table:table-cell office:value-type="float" office:value="30307.107" calcext:value-type="float">
            <text:p>30307.107</text:p>
          </table:table-cell>
          <table:table-cell office:value-type="float" office:value="32016.08" calcext:value-type="float">
            <text:p>32016.08</text:p>
          </table:table-cell>
          <table:table-cell office:value-type="float" office:value="31880.588" calcext:value-type="float">
            <text:p>31880.588</text:p>
          </table:table-cell>
          <table:table-cell table:formula="of:=AVERAGE([.B2:.F2])/1000" office:value-type="float" office:value="32.395166" calcext:value-type="float">
            <text:p>32.3951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 Number Rows</text:p>
          </table:table-cell>
          <table:table-cell office:value-type="float" office:value="5600000" calcext:value-type="float">
            <text:p>56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20999272" calcext:value-type="float">
            <text:p>209992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62022.53" calcext:value-type="float">
            <text:p>262022.53</text:p>
          </table:table-cell>
          <table:table-cell office:value-type="float" office:value="273097.72" calcext:value-type="float">
            <text:p>273097.72</text:p>
          </table:table-cell>
          <table:table-cell office:value-type="float" office:value="262764.56" calcext:value-type="float">
            <text:p>262764.56</text:p>
          </table:table-cell>
          <table:table-cell office:value-type="float" office:value="273214.3" calcext:value-type="float">
            <text:p>273214.3</text:p>
          </table:table-cell>
          <table:table-cell office:value-type="float" office:value="271465.06" calcext:value-type="float">
            <text:p>271465.06</text:p>
          </table:table-cell>
          <table:table-cell table:formula="of:=AVERAGE([.B20:.F20])/1000" office:value-type="float" office:value="268.512834" calcext:value-type="float">
            <text:p>268.5128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G20]-[.$G$2]" office:value-type="float" office:value="236.117668" calcext:value-type="float">
            <text:p>236.117668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0]/[.$G$2]" office:value-type="float" office:value="8.28866979721604" calcext:value-type="float">
            <text:p>8.28866979721604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32581.19" calcext:value-type="float">
            <text:p>232581.19</text:p>
          </table:table-cell>
          <table:table-cell office:value-type="float" office:value="233992.16" calcext:value-type="float">
            <text:p>233992.16</text:p>
          </table:table-cell>
          <table:table-cell office:value-type="float" office:value="232447.45" calcext:value-type="float">
            <text:p>232447.45</text:p>
          </table:table-cell>
          <table:table-cell office:value-type="float" office:value="230147.17" calcext:value-type="float">
            <text:p>230147.17</text:p>
          </table:table-cell>
          <table:table-cell office:value-type="float" office:value="231806.19" calcext:value-type="float">
            <text:p>231806.19</text:p>
          </table:table-cell>
          <table:table-cell table:formula="of:=AVERAGE([.B26:.F26])/1000" office:value-type="float" office:value="232.194832" calcext:value-type="float">
            <text:p>232.1948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5"/>
          <table:table-cell table:formula="of:=[.G26]-[.$G$2]" office:value-type="float" office:value="199.799666" calcext:value-type="float">
            <text:p>199.799666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6]/[.$G$2]" office:value-type="float" office:value="7.16757654521665" calcext:value-type="float">
            <text:p>7.16757654521665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7" table:style-name="ta19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arsing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 Execution</text:p>
          </table:table-cell>
          <table:table-cell office:value-type="float" office:value="159670.75" calcext:value-type="float">
            <text:p>159670.75</text:p>
          </table:table-cell>
          <table:table-cell office:value-type="float" office:value="159673.66" calcext:value-type="float">
            <text:p>159673.66</text:p>
          </table:table-cell>
          <table:table-cell office:value-type="float" office:value="159704.84" calcext:value-type="float">
            <text:p>159704.84</text:p>
          </table:table-cell>
          <table:table-cell office:value-type="float" office:value="159675.5" calcext:value-type="float">
            <text:p>159675.5</text:p>
          </table:table-cell>
          <table:table-cell office:value-type="float" office:value="159707.8" calcext:value-type="float">
            <text:p>159707.8</text:p>
          </table:table-cell>
          <table:table-cell table:formula="of:=AVERAGE([.B2:.F2])/1000" office:value-type="float" office:value="159.68651" calcext:value-type="float">
            <text:p>159.686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 Number Rows</text:p>
          </table:table-cell>
          <table:table-cell office:value-type="float" office:value="42786" calcext:value-type="float">
            <text:p>4278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21650" calcext:value-type="float">
            <text:p>216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160008.83" calcext:value-type="float">
            <text:p>160008.83</text:p>
          </table:table-cell>
          <table:table-cell office:value-type="float" office:value="160050.62" calcext:value-type="float">
            <text:p>160050.62</text:p>
          </table:table-cell>
          <table:table-cell office:value-type="float" office:value="160094.48" calcext:value-type="float">
            <text:p>160094.48</text:p>
          </table:table-cell>
          <table:table-cell office:value-type="float" office:value="160193.92" calcext:value-type="float">
            <text:p>160193.92</text:p>
          </table:table-cell>
          <table:table-cell office:value-type="float" office:value="160040.5" calcext:value-type="float">
            <text:p>160040.5</text:p>
          </table:table-cell>
          <table:table-cell table:formula="of:=AVERAGE([.B20:.F20])/1000" office:value-type="float" office:value="160.07767" calcext:value-type="float">
            <text:p>160.077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21136" calcext:value-type="float">
            <text:p>21136</text:p>
          </table:table-cell>
          <table:table-cell table:number-columns-repeated="4"/>
          <table:table-cell table:formula="of:=[.G20]-[.$G$2]" office:value-type="float" office:value="0.391159999999985" calcext:value-type="float">
            <text:p>0.391159999999985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0]/[.$G$2]" office:value-type="float" office:value="1.00244954943282" calcext:value-type="float">
            <text:p>1.00244954943282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8583" calcext:value-type="float">
            <text:p>85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177821.42" calcext:value-type="float">
            <text:p>177821.42</text:p>
          </table:table-cell>
          <table:table-cell office:value-type="float" office:value="177647.16" calcext:value-type="float">
            <text:p>177647.16</text:p>
          </table:table-cell>
          <table:table-cell office:value-type="float" office:value="178743.02" calcext:value-type="float">
            <text:p>178743.02</text:p>
          </table:table-cell>
          <table:table-cell office:value-type="float" office:value="177777.38" calcext:value-type="float">
            <text:p>177777.38</text:p>
          </table:table-cell>
          <table:table-cell office:value-type="float" office:value="178056.6" calcext:value-type="float">
            <text:p>178056.6</text:p>
          </table:table-cell>
          <table:table-cell table:formula="of:=AVERAGE([.B26:.F26])/1000" office:value-type="float" office:value="178.009116" calcext:value-type="float">
            <text:p>178.0091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34203" calcext:value-type="float">
            <text:p>34203</text:p>
          </table:table-cell>
          <table:table-cell table:number-columns-repeated="4"/>
          <table:table-cell table:formula="of:=[.G26]-[.$G$2]" office:value-type="float" office:value="18.322606" calcext:value-type="float">
            <text:p>18.322606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6]/[.$G$2]" office:value-type="float" office:value="1.11474110117379" calcext:value-type="float">
            <text:p>1.11474110117379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8" table:style-name="ta20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arsin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 Execution</text:p>
          </table:table-cell>
          <table:table-cell office:value-type="float" office:value="304613.62" calcext:value-type="float">
            <text:p>304613.62</text:p>
          </table:table-cell>
          <table:table-cell office:value-type="float" office:value="299215.56" calcext:value-type="float">
            <text:p>299215.56</text:p>
          </table:table-cell>
          <table:table-cell office:value-type="float" office:value="299562.75" calcext:value-type="float">
            <text:p>299562.75</text:p>
          </table:table-cell>
          <table:table-cell office:value-type="float" office:value="299423.9" calcext:value-type="float">
            <text:p>299423.9</text:p>
          </table:table-cell>
          <table:table-cell office:value-type="float" office:value="302619.06" calcext:value-type="float">
            <text:p>302619.06</text:p>
          </table:table-cell>
          <table:table-cell table:formula="of:=AVERAGE([.B2:.F2])/1000" office:value-type="float" office:value="301.086978" calcext:value-type="float">
            <text:p>301.0869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 Number Rows</text:p>
          </table:table-cell>
          <table:table-cell office:value-type="float" office:value="41995307" calcext:value-type="float">
            <text:p>4199530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20996035" calcext:value-type="float">
            <text:p>209960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269406.28" calcext:value-type="float">
            <text:p>269406.28</text:p>
          </table:table-cell>
          <table:table-cell office:value-type="float" office:value="266141.2" calcext:value-type="float">
            <text:p>266141.2</text:p>
          </table:table-cell>
          <table:table-cell office:value-type="float" office:value="266662.06" calcext:value-type="float">
            <text:p>266662.06</text:p>
          </table:table-cell>
          <table:table-cell office:value-type="float" office:value="268987.22" calcext:value-type="float">
            <text:p>268987.22</text:p>
          </table:table-cell>
          <table:table-cell office:value-type="float" office:value="268675.6" calcext:value-type="float">
            <text:p>268675.6</text:p>
          </table:table-cell>
          <table:table-cell table:formula="of:=AVERAGE([.B20:.F20])/1000" office:value-type="float" office:value="267.974472" calcext:value-type="float">
            <text:p>267.9744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20999272" calcext:value-type="float">
            <text:p>20999272</text:p>
          </table:table-cell>
          <table:table-cell table:number-columns-repeated="4"/>
          <table:table-cell table:formula="of:=[.G20]-[.$G$2]" office:value-type="float" office:value="-33.112506" calcext:value-type="float">
            <text:p>-33.112506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0]/[.$G$2]" office:value-type="float" office:value="0.890023453621432" calcext:value-type="float">
            <text:p>0.890023453621432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302322.38" calcext:value-type="float">
            <text:p>302322.38</text:p>
          </table:table-cell>
          <table:table-cell office:value-type="float" office:value="298778" calcext:value-type="float">
            <text:p>298778</text:p>
          </table:table-cell>
          <table:table-cell office:value-type="float" office:value="300996.2" calcext:value-type="float">
            <text:p>300996.2</text:p>
          </table:table-cell>
          <table:table-cell office:value-type="float" office:value="307856.3" calcext:value-type="float">
            <text:p>307856.3</text:p>
          </table:table-cell>
          <table:table-cell office:value-type="float" office:value="296759.2" calcext:value-type="float">
            <text:p>296759.2</text:p>
          </table:table-cell>
          <table:table-cell table:formula="of:=AVERAGE([.B26:.F26])/1000" office:value-type="float" office:value="301.342416" calcext:value-type="float">
            <text:p>301.3424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41995307" calcext:value-type="float">
            <text:p>41995307</text:p>
          </table:table-cell>
          <table:table-cell table:number-columns-repeated="4"/>
          <table:table-cell table:formula="of:=[.G26]-[.$G$2]" office:value-type="float" office:value="0.255438000000026" calcext:value-type="float">
            <text:p>0.255438000000026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6]/[.$G$2]" office:value-type="float" office:value="1.00084838607666" calcext:value-type="float">
            <text:p>1.00084838607666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" table:style-name="ta2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arsin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 Execution</text:p>
          </table:table-cell>
          <table:table-cell office:value-type="float" office:value="159746.52" calcext:value-type="float">
            <text:p>159746.52</text:p>
          </table:table-cell>
          <table:table-cell office:value-type="float" office:value="159739.53" calcext:value-type="float">
            <text:p>159739.53</text:p>
          </table:table-cell>
          <table:table-cell office:value-type="float" office:value="159835.7" calcext:value-type="float">
            <text:p>159835.7</text:p>
          </table:table-cell>
          <table:table-cell office:value-type="float" office:value="159795.62" calcext:value-type="float">
            <text:p>159795.62</text:p>
          </table:table-cell>
          <table:table-cell office:value-type="float" office:value="159692.2" calcext:value-type="float">
            <text:p>159692.2</text:p>
          </table:table-cell>
          <table:table-cell table:formula="of:=AVERAGE([.B2:.F2])/1000" office:value-type="float" office:value="159.761914" calcext:value-type="float">
            <text:p>159.7619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 Number Rows</text:p>
          </table:table-cell>
          <table:table-cell office:value-type="float" office:value="420031" calcext:value-type="float">
            <text:p>4200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5318439" calcext:value-type="float">
            <text:p>53184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159794.84" calcext:value-type="float">
            <text:p>159794.84</text:p>
          </table:table-cell>
          <table:table-cell office:value-type="float" office:value="159695.75" calcext:value-type="float">
            <text:p>159695.75</text:p>
          </table:table-cell>
          <table:table-cell office:value-type="float" office:value="159655.08" calcext:value-type="float">
            <text:p>159655.08</text:p>
          </table:table-cell>
          <table:table-cell office:value-type="float" office:value="159763.62" calcext:value-type="float">
            <text:p>159763.62</text:p>
          </table:table-cell>
          <table:table-cell office:value-type="float" office:value="159734.14" calcext:value-type="float">
            <text:p>159734.14</text:p>
          </table:table-cell>
          <table:table-cell table:formula="of:=AVERAGE([.B20:.F20])/1000" office:value-type="float" office:value="159.728686" calcext:value-type="float">
            <text:p>159.7286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206940" calcext:value-type="float">
            <text:p>206940</text:p>
          </table:table-cell>
          <table:table-cell table:number-columns-repeated="4"/>
          <table:table-cell table:formula="of:=[.G20]-[.$G$2]" office:value-type="float" office:value="-0.0332280000000367" calcext:value-type="float">
            <text:p>-0.033228000000037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0]/[.$G$2]" office:value-type="float" office:value="0.999792015511281" calcext:value-type="float">
            <text:p>0.999792015511281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291801" calcext:value-type="float">
            <text:p>2918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159689.39" calcext:value-type="float">
            <text:p>159689.39</text:p>
          </table:table-cell>
          <table:table-cell office:value-type="float" office:value="159796.95" calcext:value-type="float">
            <text:p>159796.95</text:p>
          </table:table-cell>
          <table:table-cell office:value-type="float" office:value="159682.92" calcext:value-type="float">
            <text:p>159682.92</text:p>
          </table:table-cell>
          <table:table-cell office:value-type="float" office:value="159702.62" calcext:value-type="float">
            <text:p>159702.62</text:p>
          </table:table-cell>
          <table:table-cell office:value-type="float" office:value="159689.78" calcext:value-type="float">
            <text:p>159689.78</text:p>
          </table:table-cell>
          <table:table-cell table:formula="of:=AVERAGE([.B26:.F26])/1000" office:value-type="float" office:value="159.712332" calcext:value-type="float">
            <text:p>159.7123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408341" calcext:value-type="float">
            <text:p>408341</text:p>
          </table:table-cell>
          <table:table-cell table:number-columns-repeated="4"/>
          <table:table-cell table:formula="of:=[.G26]-[.$G$2]" office:value-type="float" office:value="-0.0495819999999867" calcext:value-type="float">
            <text:p>-0.049581999999987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6]/[.$G$2]" office:value-type="float" office:value="0.999689650688587" calcext:value-type="float">
            <text:p>0.999689650688587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" table:style-name="ta22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arsing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 Execution</text:p>
          </table:table-cell>
          <table:table-cell office:value-type="float" office:value="280.169" calcext:value-type="float">
            <text:p>280.169</text:p>
          </table:table-cell>
          <table:table-cell office:value-type="float" office:value="268.115" calcext:value-type="float">
            <text:p>268.115</text:p>
          </table:table-cell>
          <table:table-cell office:value-type="float" office:value="268.247" calcext:value-type="float">
            <text:p>268.247</text:p>
          </table:table-cell>
          <table:table-cell office:value-type="float" office:value="261.251" calcext:value-type="float">
            <text:p>261.251</text:p>
          </table:table-cell>
          <table:table-cell office:value-type="float" office:value="273.62" calcext:value-type="float">
            <text:p>273.62</text:p>
          </table:table-cell>
          <table:table-cell table:formula="of:=AVERAGE([.B2:.F2])/1000" office:value-type="float" office:value="0.2702804" calcext:value-type="float">
            <text:p>0.2702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 Number Rows</text:p>
          </table:table-cell>
          <table:table-cell office:value-type="float" office:value="2861" calcext:value-type="float">
            <text:p>286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20996035" calcext:value-type="float">
            <text:p>209960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174858.06" calcext:value-type="float">
            <text:p>174858.06</text:p>
          </table:table-cell>
          <table:table-cell office:value-type="float" office:value="173187.16" calcext:value-type="float">
            <text:p>173187.16</text:p>
          </table:table-cell>
          <table:table-cell office:value-type="float" office:value="171718.23" calcext:value-type="float">
            <text:p>171718.23</text:p>
          </table:table-cell>
          <table:table-cell office:value-type="float" office:value="173422.92" calcext:value-type="float">
            <text:p>173422.92</text:p>
          </table:table-cell>
          <table:table-cell office:value-type="float" office:value="174616.77" calcext:value-type="float">
            <text:p>174616.77</text:p>
          </table:table-cell>
          <table:table-cell table:formula="of:=AVERAGE([.B20:.F20])/1000" office:value-type="float" office:value="173.560628" calcext:value-type="float">
            <text:p>173.5606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G20]-[.$G$2]" office:value-type="float" office:value="173.2903476" calcext:value-type="float">
            <text:p>173.2903476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0]/[.$G$2]" office:value-type="float" office:value="642.150255808413" calcext:value-type="float">
            <text:p>642.150255808413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586787505" calcext:value-type="float">
            <text:p>5867875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5000.731" calcext:value-type="float">
            <text:p>5000.731</text:p>
          </table:table-cell>
          <table:table-cell office:value-type="float" office:value="5023.992" calcext:value-type="float">
            <text:p>5023.992</text:p>
          </table:table-cell>
          <table:table-cell office:value-type="float" office:value="5058.143" calcext:value-type="float">
            <text:p>5058.143</text:p>
          </table:table-cell>
          <table:table-cell office:value-type="float" office:value="5057.181" calcext:value-type="float">
            <text:p>5057.181</text:p>
          </table:table-cell>
          <table:table-cell office:value-type="float" office:value="4970.998" calcext:value-type="float">
            <text:p>4970.998</text:p>
          </table:table-cell>
          <table:table-cell table:formula="of:=AVERAGE([.B26:.F26])/1000" office:value-type="float" office:value="5.022209" calcext:value-type="float">
            <text:p>5.0222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G26]-[.$G$2]" office:value-type="float" office:value="4.7519286" calcext:value-type="float">
            <text:p>4.7519286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6]/[.$G$2]" office:value-type="float" office:value="18.5814768662471" calcext:value-type="float">
            <text:p>18.5814768662471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1" table:style-name="ta23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arsin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 Execution</text:p>
          </table:table-cell>
          <table:table-cell office:value-type="float" office:value="196338.6" calcext:value-type="float">
            <text:p>196338.6</text:p>
          </table:table-cell>
          <table:table-cell office:value-type="float" office:value="196422.05" calcext:value-type="float">
            <text:p>196422.05</text:p>
          </table:table-cell>
          <table:table-cell office:value-type="float" office:value="196636.84" calcext:value-type="float">
            <text:p>196636.84</text:p>
          </table:table-cell>
          <table:table-cell office:value-type="float" office:value="197989.69" calcext:value-type="float">
            <text:p>197989.69</text:p>
          </table:table-cell>
          <table:table-cell office:value-type="float" office:value="201716.69" calcext:value-type="float">
            <text:p>201716.69</text:p>
          </table:table-cell>
          <table:table-cell table:formula="of:=AVERAGE([.B2:.F2])/1000" office:value-type="float" office:value="197.820774" calcext:value-type="float">
            <text:p>197.820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 Number Rows</text:p>
          </table:table-cell>
          <table:table-cell office:value-type="float" office:value="817372" calcext:value-type="float">
            <text:p>81737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 Number 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Number Row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21269304" calcext:value-type="float">
            <text:p>212693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189256.17" calcext:value-type="float">
            <text:p>189256.17</text:p>
          </table:table-cell>
          <table:table-cell office:value-type="float" office:value="189075.64" calcext:value-type="float">
            <text:p>189075.64</text:p>
          </table:table-cell>
          <table:table-cell office:value-type="float" office:value="188890" calcext:value-type="float">
            <text:p>188890</text:p>
          </table:table-cell>
          <table:table-cell office:value-type="float" office:value="188696.97" calcext:value-type="float">
            <text:p>188696.97</text:p>
          </table:table-cell>
          <table:table-cell office:value-type="float" office:value="187650.97" calcext:value-type="float">
            <text:p>187650.97</text:p>
          </table:table-cell>
          <table:table-cell table:formula="of:=AVERAGE([.B20:.F20])/1000" office:value-type="float" office:value="188.71395" calcext:value-type="float">
            <text:p>188.713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G20]-[.$G$2]" office:value-type="float" office:value="-9.10682399999999" calcext:value-type="float">
            <text:p>-9.10682399999999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0]/[.$G$2]" office:value-type="float" office:value="0.953964268686968" calcext:value-type="float">
            <text:p>0.953964268686968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traint Number of Atom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aint Number Rows</text:p>
          </table:table-cell>
          <table:table-cell office:value-type="float" office:value="1201622" calcext:value-type="float">
            <text:p>12016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writing Execution</text:p>
          </table:table-cell>
          <table:table-cell office:value-type="float" office:value="164744.17" calcext:value-type="float">
            <text:p>164744.17</text:p>
          </table:table-cell>
          <table:table-cell office:value-type="float" office:value="164998.73" calcext:value-type="float">
            <text:p>164998.73</text:p>
          </table:table-cell>
          <table:table-cell office:value-type="float" office:value="166965.33" calcext:value-type="float">
            <text:p>166965.33</text:p>
          </table:table-cell>
          <table:table-cell office:value-type="float" office:value="165282.3" calcext:value-type="float">
            <text:p>165282.3</text:p>
          </table:table-cell>
          <table:table-cell office:value-type="float" office:value="165154.8" calcext:value-type="float">
            <text:p>165154.8</text:p>
          </table:table-cell>
          <table:table-cell table:formula="of:=AVERAGE([.B26:.F26])/1000" office:value-type="float" office:value="165.429066" calcext:value-type="float">
            <text:p>165.4290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writing Number Row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G26]-[.$G$2]" office:value-type="float" office:value="-32.391708" calcext:value-type="float">
            <text:p>-32.391708</text:p>
          </table:table-cell>
          <table:table-cell office:value-type="string" calcext:value-type="string">
            <text:p>DeltaT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[.G26]/[.$G$2]" office:value-type="float" office:value="0.836257298235017" calcext:value-type="float">
            <text:p>0.836257298235017</text:p>
          </table:table-cell>
          <table:table-cell office:value-type="string" calcext:value-type="string">
            <text:p>Overhead Factor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2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Arial2" style:font-size-asian="12pt" style:language-asian="zh" style:country-asian="CN" style:font-family-complex="Verdan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1" fo:font-family="Arial" style:font-family-generic="swiss" style:font-name-asian="Source Han Sans Regular" style:font-family-asian="'Source Han Sans Regular'" style:font-family-generic-asian="system" style:font-pitch-asian="variable" style:font-name-complex="Arial1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phs" style:display-name="PageStyle_Graph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" style:display-name="PageStyle_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1" style:display-name="PageStyle_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2" style:display-name="PageStyle_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mpiledData" style:display-name="PageStyle_Compiled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4" style:display-name="PageStyle_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9" style:display-name="PageStyle_Sheet9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5" style:display-name="PageStyle_5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7" style:display-name="PageStyle_7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6" style:display-name="PageStyle_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9" style:display-name="PageStyle_9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11" style:display-name="PageStyle_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8" style:display-name="PageStyle_8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12" style:display-name="PageStyle_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13" style:display-name="PageStyle_1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15" style:display-name="PageStyle_15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16" style:display-name="PageStyle_1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17" style:display-name="PageStyle_17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10" style:display-name="PageStyle_10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18" style:display-name="PageStyle_18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20" style:display-name="PageStyle_20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21" style:display-name="PageStyle_2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19" style:display-name="PageStyle_19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2:02:39</meta:creation-date>
    <dc:language>en-GB</dc:language>
    <dc:date>2018-07-19T09:32:45.963777048</dc:date>
    <meta:editing-cycles>11</meta:editing-cycles>
    <meta:editing-duration>PT15H27M31S</meta:editing-duration>
    <meta:generator>LibreOffice/6.0.5.2$Linux_X86_64 LibreOffice_project/00m0$Build-2</meta:generator>
    <meta:document-statistic meta:table-count="23" meta:cell-count="13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style:text-position="0% 100%" fo:font-size="14pt" style:font-size-asian="14pt" style:font-size-complex="14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0">
      <style:chart-properties chart:display-label="true" chart:logarithmic="false" chart:maximum="10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size="14pt" style:font-size-asian="14pt" style:font-size-complex="14pt"/>
    </style:style>
    <style:style style:name="ch6" style:family="chart">
      <style:chart-properties style:rotation-angle="0"/>
      <style:text-properties style:text-position="0% 100%" fo:font-size="14pt" style:font-size-asian="14pt" style:font-size-complex="14pt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size="14pt" style:font-size-asian="14pt" style:font-size-complex="14pt"/>
    </style:style>
    <style:style style:name="ch8" style:family="chart">
      <style:chart-properties chart:auto-position="true" style:rotation-angle="90"/>
      <style:text-properties style:text-position="0% 100%" fo:font-size="14pt" style:font-size-asian="14pt" style:font-size-complex="14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000000" draw:fill-color="#000000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000000" draw:fill-color="#000000"/>
      <style:text-properties style:text-position="0% 100%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subtitle svg:x="0cm" svg:y="0cm" chart:style-name="ch2">
          <text:p/>
        </chart:subtitle>
        <chart:legend chart:legend-position="end" svg:x="4.767cm" svg:y="7.976cm" style:legend-expansion="custom" chartooo:width="7.863cm" chartooo:height="1.021cm" style:legend-expansion-aspect-ratio="7.70127326150833" chart:style-name="ch3"/>
        <chart:plot-area chart:style-name="ch4" table:cell-range-address="CompiledData.C2:CompiledData.E41 CompiledData.D1:CompiledData.E1" chart:data-source-has-labels="row" svg:x="1.622cm" svg:y="0.181cm" svg:width="14.052cm" svg:height="7.144cm">
          <chartooo:coordinate-region svg:x="2.164cm" svg:y="0.46cm" svg:width="13.072cm" svg:height="6.059cm"/>
          <chart:axis chart:dimension="x" chart:name="primary-x" chart:style-name="ch5">
            <chart:title svg:x="5.195cm" svg:y="7.354cm" chart:style-name="ch6">
              <text:p>Percentage Tuples Removed</text:p>
            </chart:title>
          </chart:axis>
          <chart:axis chart:dimension="y" chart:name="primary-y" chart:style-name="ch7">
            <chart:title svg:x="0.451cm" svg:y="6.091cm" chart:style-name="ch8">
              <text:p>Slowdown Multiplier</text:p>
            </chart:title>
            <chart:grid chart:style-name="ch9" chart:class="major"/>
          </chart:axis>
          <chart:series chart:style-name="ch10" chart:values-cell-range-address="CompiledData.D2:CompiledData.D41" chart:label-cell-address="CompiledData.D1:CompiledData.D1" chart:class="chart:scatter">
            <chart:domain table:cell-range-address="CompiledData.C2:CompiledData.C41"/>
            <chart:data-point chart:repeated="40"/>
          </chart:series>
          <chart:series chart:style-name="ch11" chart:values-cell-range-address="CompiledData.E2:CompiledData.E41" chart:label-cell-address="CompiledData.E1:CompiledData.E1" chart:class="chart:scatte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nstraint 3</text:p>
                <draw:g>
                  <svg:desc>CompiledData.D1:CompiledData.D1</svg:desc>
                </draw:g>
              </table:table-cell>
              <table:table-cell office:value-type="string">
                <text:p>Constraint 4</text:p>
                <draw:g>
                  <svg:desc>CompiledData.E1:CompiledDat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.4295233274518">
                <text:p>48.4295233274518</text:p>
                <draw:g>
                  <svg:desc>CompiledData.C2:CompiledData.C41</svg:desc>
                </draw:g>
              </table:table-cell>
              <table:table-cell office:value-type="float" office:value="1.74466883629082">
                <text:p>1.74466883629082</text:p>
                <draw:g>
                  <svg:desc>CompiledData.D2:CompiledData.D41</svg:desc>
                </draw:g>
              </table:table-cell>
              <table:table-cell office:value-type="float" office:value="NaN">
                <text:p>NaN</text:p>
                <draw:g>
                  <svg:desc>CompiledData.E2:CompiledData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.7269688461024">
                <text:p>97.7269688461024</text:p>
              </table:table-cell>
              <table:table-cell office:value-type="float" office:value="7.15676763699411">
                <text:p>7.15676763699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4654450420102">
                <text:p>48.4654450420102</text:p>
              </table:table-cell>
              <table:table-cell office:value-type="float" office:value="0.99039862043179">
                <text:p>0.99039862043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9746857142857">
                <text:p>51.9746857142857</text:p>
              </table:table-cell>
              <table:table-cell office:value-type="float" office:value="6.40157342697867">
                <text:p>6.40157342697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.06232942286206">
                <text:p>1.06232942286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439725610293">
                <text:p>48.4439725610293</text:p>
              </table:table-cell>
              <table:table-cell office:value-type="float" office:value="1.71748472643014">
                <text:p>1.71748472643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7399671125728">
                <text:p>50.7399671125728</text:p>
              </table:table-cell>
              <table:table-cell office:value-type="float" office:value="1.04368074262748">
                <text:p>1.04368074262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2987772461457">
                <text:p>48.2987772461457</text:p>
              </table:table-cell>
              <table:table-cell office:value-type="float" office:value="0.955382988870768">
                <text:p>0.955382988870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646859183575">
                <text:p>50.646859183575</text:p>
              </table:table-cell>
              <table:table-cell office:value-type="float" office:value="0.602599426697692">
                <text:p>0.60259942669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.07187905512422">
                <text:p>1.07187905512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.0780285677279">
                <text:p>51.0780285677279</text:p>
              </table:table-cell>
              <table:table-cell office:value-type="float" office:value="1.08903441971955">
                <text:p>1.08903441971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9746857142857">
                <text:p>51.9746857142857</text:p>
              </table:table-cell>
              <table:table-cell office:value-type="float" office:value="4.60105369071034">
                <text:p>4.6010536907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9514285714286">
                <text:p>19.9514285714286</text:p>
              </table:table-cell>
              <table:table-cell office:value-type="float" office:value="1.00547531338616">
                <text:p>1.00547531338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8.28866979721604">
                <text:p>8.28866979721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6006637685224">
                <text:p>50.6006637685224</text:p>
              </table:table-cell>
              <table:table-cell office:value-type="float" office:value="1.00244954943282">
                <text:p>1.00244954943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.9961459979326">
                <text:p>49.9961459979326</text:p>
              </table:table-cell>
              <table:table-cell office:value-type="float" office:value="0.890023453621432">
                <text:p>0.890023453621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7322078608484">
                <text:p>50.7322078608484</text:p>
              </table:table-cell>
              <table:table-cell office:value-type="float" office:value="0.999792015511281">
                <text:p>0.999792015511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953964268686968">
                <text:p>0.953964268686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2650411151894">
                <text:p>3.12650411151894</text:p>
              </table:table-cell>
              <table:table-cell office:value-type="float" office:value="NaN">
                <text:p>NaN</text:p>
              </table:table-cell>
              <table:table-cell office:value-type="float" office:value="1.61608923154319">
                <text:p>1.616089231543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.40758602916895">
                <text:p>1.407586029168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3155046993714">
                <text:p>1.43155046993714</text:p>
              </table:table-cell>
              <table:table-cell office:value-type="float" office:value="NaN">
                <text:p>NaN</text:p>
              </table:table-cell>
              <table:table-cell office:value-type="float" office:value="1.10282595879759">
                <text:p>1.102825958797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2719714285714">
                <text:p>14.2719714285714</text:p>
              </table:table-cell>
              <table:table-cell office:value-type="float" office:value="NaN">
                <text:p>NaN</text:p>
              </table:table-cell>
              <table:table-cell office:value-type="float" office:value="5.56588195092202">
                <text:p>5.56588195092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.06257387670677">
                <text:p>1.062573876706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5925758323424">
                <text:p>2.85925758323424</text:p>
              </table:table-cell>
              <table:table-cell office:value-type="float" office:value="NaN">
                <text:p>NaN</text:p>
              </table:table-cell>
              <table:table-cell office:value-type="float" office:value="1.72396227314623">
                <text:p>1.723962273146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11236537635365">
                <text:p>5.11236537635365</text:p>
              </table:table-cell>
              <table:table-cell office:value-type="float" office:value="NaN">
                <text:p>NaN</text:p>
              </table:table-cell>
              <table:table-cell office:value-type="float" office:value="1.04383880120097">
                <text:p>1.043838801200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4097111465532">
                <text:p>1.64097111465532</text:p>
              </table:table-cell>
              <table:table-cell office:value-type="float" office:value="NaN">
                <text:p>NaN</text:p>
              </table:table-cell>
              <table:table-cell office:value-type="float" office:value="0.991155722032472">
                <text:p>0.9911557220324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998026760849698">
                <text:p>0.9980267608496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1933548488885">
                <text:p>19.1933548488885</text:p>
              </table:table-cell>
              <table:table-cell office:value-type="float" office:value="NaN">
                <text:p>NaN</text:p>
              </table:table-cell>
              <table:table-cell office:value-type="float" office:value="1.06716612674617">
                <text:p>1.067166126746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0265383231378">
                <text:p>20.0265383231378</text:p>
              </table:table-cell>
              <table:table-cell office:value-type="float" office:value="NaN">
                <text:p>NaN</text:p>
              </table:table-cell>
              <table:table-cell office:value-type="float" office:value="1.42360075100946">
                <text:p>1.423600751009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00326320543628">
                <text:p>1.003263205436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2719714285714">
                <text:p>14.2719714285714</text:p>
              </table:table-cell>
              <table:table-cell office:value-type="float" office:value="NaN">
                <text:p>NaN</text:p>
              </table:table-cell>
              <table:table-cell office:value-type="float" office:value="4.19685594252138">
                <text:p>4.196855942521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12">
                <text:p>2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7.16757654521665">
                <text:p>7.167576545216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060300098163">
                <text:p>20.060300098163</text:p>
              </table:table-cell>
              <table:table-cell office:value-type="float" office:value="NaN">
                <text:p>NaN</text:p>
              </table:table-cell>
              <table:table-cell office:value-type="float" office:value="1.11474110117379">
                <text:p>1.114741101173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00084838607666">
                <text:p>1.00084838607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78312791198745">
                <text:p>2.78312791198745</text:p>
              </table:table-cell>
              <table:table-cell office:value-type="float" office:value="NaN">
                <text:p>NaN</text:p>
              </table:table-cell>
              <table:table-cell office:value-type="float" office:value="0.999689650688587">
                <text:p>0.9996896506885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836257298235017">
                <text:p>0.836257298235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